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3116" calcext:value-type="float">
            <text:p>3,12E-03</text:p>
          </table:table-cell>
          <table:table-cell table:style-name="ce1" office:value-type="float" office:value="0.001523" calcext:value-type="float">
            <text:p>1,52E-03</text:p>
          </table:table-cell>
          <table:table-cell table:style-name="ce1" office:value-type="float" office:value="0.001364" calcext:value-type="float">
            <text:p>1,36E-03</text:p>
          </table:table-cell>
          <table:table-cell table:style-name="ce1" office:value-type="float" office:value="0.001345" calcext:value-type="float">
            <text:p>1,35E-03</text:p>
          </table:table-cell>
          <table:table-cell table:style-name="ce1" office:value-type="float" office:value="0.001327" calcext:value-type="float">
            <text:p>1,33E-03</text:p>
          </table:table-cell>
          <table:table-cell table:style-name="ce1" office:value-type="float" office:value="0.001316" calcext:value-type="float">
            <text:p>1,32E-03</text:p>
          </table:table-cell>
          <table:table-cell table:style-name="ce1" office:value-type="float" office:value="0.001327" calcext:value-type="float">
            <text:p>1,33E-03</text:p>
          </table:table-cell>
          <table:table-cell table:style-name="ce1" office:value-type="float" office:value="0.001331" calcext:value-type="float">
            <text:p>1,33E-03</text:p>
          </table:table-cell>
          <table:table-cell table:style-name="ce1" office:value-type="float" office:value="0.001381" calcext:value-type="float">
            <text:p>1,38E-03</text:p>
          </table:table-cell>
          <table:table-cell table:style-name="ce1" office:value-type="float" office:value="0.001425" calcext:value-type="float">
            <text:p>1,43E-03</text:p>
          </table:table-cell>
          <table:table-cell table:formula="of:=AVERAGE([.B2:.K2])" office:value-type="float" office:value="0.0015455" calcext:value-type="float">
            <text:p>1,55E-03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3302" calcext:value-type="float">
            <text:p>0,003302</text:p>
          </table:table-cell>
          <table:table-cell office:value-type="float" office:value="0.002913" calcext:value-type="float">
            <text:p>0,002913</text:p>
          </table:table-cell>
          <table:table-cell office:value-type="float" office:value="0.002531" calcext:value-type="float">
            <text:p>0,002531</text:p>
          </table:table-cell>
          <table:table-cell office:value-type="float" office:value="0.002456" calcext:value-type="float">
            <text:p>0,002456</text:p>
          </table:table-cell>
          <table:table-cell office:value-type="float" office:value="0.002592" calcext:value-type="float">
            <text:p>0,002592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2513" calcext:value-type="float">
            <text:p>0,002513</text:p>
          </table:table-cell>
          <table:table-cell office:value-type="float" office:value="0.002402" calcext:value-type="float">
            <text:p>0,002402</text:p>
          </table:table-cell>
          <table:table-cell office:value-type="float" office:value="0.002387" calcext:value-type="float">
            <text:p>0,002387</text:p>
          </table:table-cell>
          <table:table-cell office:value-type="float" office:value="0.002435" calcext:value-type="float">
            <text:p>0,002435</text:p>
          </table:table-cell>
          <table:table-cell table:formula="of:=AVERAGE([.B3:.K3])" office:value-type="float" office:value="0.0026069" calcext:value-type="float">
            <text:p>2,61E-03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005685" calcext:value-type="float">
            <text:p>0,005685</text:p>
          </table:table-cell>
          <table:table-cell office:value-type="float" office:value="0.004194" calcext:value-type="float">
            <text:p>0,004194</text:p>
          </table:table-cell>
          <table:table-cell office:value-type="float" office:value="0.003812" calcext:value-type="float">
            <text:p>0,003812</text:p>
          </table:table-cell>
          <table:table-cell office:value-type="float" office:value="0.003713" calcext:value-type="float">
            <text:p>0,003713</text:p>
          </table:table-cell>
          <table:table-cell office:value-type="float" office:value="0.003885" calcext:value-type="float">
            <text:p>0,003885</text:p>
          </table:table-cell>
          <table:table-cell office:value-type="float" office:value="0.003381" calcext:value-type="float">
            <text:p>0,003381</text:p>
          </table:table-cell>
          <table:table-cell office:value-type="float" office:value="0.003389" calcext:value-type="float">
            <text:p>0,003389</text:p>
          </table:table-cell>
          <table:table-cell office:value-type="float" office:value="0.003379" calcext:value-type="float">
            <text:p>0,003379</text:p>
          </table:table-cell>
          <table:table-cell office:value-type="float" office:value="0.003276" calcext:value-type="float">
            <text:p>0,003276</text:p>
          </table:table-cell>
          <table:table-cell office:value-type="float" office:value="0.003206" calcext:value-type="float">
            <text:p>0,003206</text:p>
          </table:table-cell>
          <table:table-cell table:formula="of:=AVERAGE([.B4:.K4])" office:value-type="float" office:value="0.003792" calcext:value-type="float">
            <text:p>3,79E-03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006574" calcext:value-type="float">
            <text:p>0,006574</text:p>
          </table:table-cell>
          <table:table-cell office:value-type="float" office:value="0.005012" calcext:value-type="float">
            <text:p>0,005012</text:p>
          </table:table-cell>
          <table:table-cell office:value-type="float" office:value="0.004567" calcext:value-type="float">
            <text:p>0,004567</text:p>
          </table:table-cell>
          <table:table-cell office:value-type="float" office:value="0.004723" calcext:value-type="float">
            <text:p>0,004723</text:p>
          </table:table-cell>
          <table:table-cell office:value-type="float" office:value="0.004881" calcext:value-type="float">
            <text:p>0,004881</text:p>
          </table:table-cell>
          <table:table-cell office:value-type="float" office:value="0.004892" calcext:value-type="float">
            <text:p>0,004892</text:p>
          </table:table-cell>
          <table:table-cell office:value-type="float" office:value="0.004395" calcext:value-type="float">
            <text:p>0,004395</text:p>
          </table:table-cell>
          <table:table-cell office:value-type="float" office:value="0.00435" calcext:value-type="float">
            <text:p>0,00435</text:p>
          </table:table-cell>
          <table:table-cell office:value-type="float" office:value="0.004186" calcext:value-type="float">
            <text:p>0,004186</text:p>
          </table:table-cell>
          <table:table-cell office:value-type="float" office:value="0.004457" calcext:value-type="float">
            <text:p>0,004457</text:p>
          </table:table-cell>
          <table:table-cell table:formula="of:=AVERAGE([.B5:.K5])" office:value-type="float" office:value="0.0048037" calcext:value-type="float">
            <text:p>4,80E-03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0.011205" calcext:value-type="float">
            <text:p>0,011205</text:p>
          </table:table-cell>
          <table:table-cell office:value-type="float" office:value="0.00942" calcext:value-type="float">
            <text:p>0,00942</text:p>
          </table:table-cell>
          <table:table-cell office:value-type="float" office:value="0.006551" calcext:value-type="float">
            <text:p>0,006551</text:p>
          </table:table-cell>
          <table:table-cell office:value-type="float" office:value="0.006004" calcext:value-type="float">
            <text:p>0,006004</text:p>
          </table:table-cell>
          <table:table-cell office:value-type="float" office:value="0.005862" calcext:value-type="float">
            <text:p>0,005862</text:p>
          </table:table-cell>
          <table:table-cell office:value-type="float" office:value="0.005669" calcext:value-type="float">
            <text:p>0,005669</text:p>
          </table:table-cell>
          <table:table-cell office:value-type="float" office:value="0.005443" calcext:value-type="float">
            <text:p>0,005443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089" calcext:value-type="float">
            <text:p>0,005089</text:p>
          </table:table-cell>
          <table:table-cell office:value-type="float" office:value="0.004966" calcext:value-type="float">
            <text:p>0,004966</text:p>
          </table:table-cell>
          <table:table-cell table:formula="of:=AVERAGE([.B6:.K6])" office:value-type="float" office:value="0.0065436" calcext:value-type="float">
            <text:p>6,54E-0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8903" calcext:value-type="float">
            <text:p>0,008903</text:p>
          </table:table-cell>
          <table:table-cell office:value-type="float" office:value="0.007245" calcext:value-type="float">
            <text:p>0,007245</text:p>
          </table:table-cell>
          <table:table-cell office:value-type="float" office:value="0.006242" calcext:value-type="float">
            <text:p>0,006242</text:p>
          </table:table-cell>
          <table:table-cell office:value-type="float" office:value="0.006007" calcext:value-type="float">
            <text:p>0,006007</text:p>
          </table:table-cell>
          <table:table-cell office:value-type="float" office:value="0.00628" calcext:value-type="float">
            <text:p>0,00628</text:p>
          </table:table-cell>
          <table:table-cell office:value-type="float" office:value="0.007591" calcext:value-type="float">
            <text:p>0,007591</text:p>
          </table:table-cell>
          <table:table-cell office:value-type="float" office:value="0.006092" calcext:value-type="float">
            <text:p>0,006092</text:p>
          </table:table-cell>
          <table:table-cell office:value-type="float" office:value="0.005901" calcext:value-type="float">
            <text:p>0,005901</text:p>
          </table:table-cell>
          <table:table-cell office:value-type="float" office:value="0.006117" calcext:value-type="float">
            <text:p>0,006117</text:p>
          </table:table-cell>
          <table:table-cell office:value-type="float" office:value="0.005724" calcext:value-type="float">
            <text:p>0,005724</text:p>
          </table:table-cell>
          <table:table-cell table:formula="of:=AVERAGE([.B7:.K7])" office:value-type="float" office:value="0.0066102" calcext:value-type="float">
            <text:p>6,61E-03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.012429" calcext:value-type="float">
            <text:p>0,012429</text:p>
          </table:table-cell>
          <table:table-cell office:value-type="float" office:value="0.009474" calcext:value-type="float">
            <text:p>0,009474</text:p>
          </table:table-cell>
          <table:table-cell office:value-type="float" office:value="0.007867" calcext:value-type="float">
            <text:p>0,007867</text:p>
          </table:table-cell>
          <table:table-cell office:value-type="float" office:value="0.007189" calcext:value-type="float">
            <text:p>0,007189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6621" calcext:value-type="float">
            <text:p>0,006621</text:p>
          </table:table-cell>
          <table:table-cell office:value-type="float" office:value="0.006481" calcext:value-type="float">
            <text:p>0,006481</text:p>
          </table:table-cell>
          <table:table-cell office:value-type="float" office:value="0.006363" calcext:value-type="float">
            <text:p>0,006363</text:p>
          </table:table-cell>
          <table:table-cell office:value-type="float" office:value="0.006293" calcext:value-type="float">
            <text:p>0,006293</text:p>
          </table:table-cell>
          <table:table-cell office:value-type="float" office:value="0.006269" calcext:value-type="float">
            <text:p>0,006269</text:p>
          </table:table-cell>
          <table:table-cell table:formula="of:=AVERAGE([.B8:.K8])" office:value-type="float" office:value="0.0075866" calcext:value-type="float">
            <text:p>7,59E-03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0.011516" calcext:value-type="float">
            <text:p>0,011516</text:p>
          </table:table-cell>
          <table:table-cell office:value-type="float" office:value="0.009237" calcext:value-type="float">
            <text:p>0,009237</text:p>
          </table:table-cell>
          <table:table-cell office:value-type="float" office:value="0.00892" calcext:value-type="float">
            <text:p>0,00892</text:p>
          </table:table-cell>
          <table:table-cell office:value-type="float" office:value="0.00825" calcext:value-type="float">
            <text:p>0,00825</text:p>
          </table:table-cell>
          <table:table-cell office:value-type="float" office:value="0.008094" calcext:value-type="float">
            <text:p>0,008094</text:p>
          </table:table-cell>
          <table:table-cell office:value-type="float" office:value="0.008093" calcext:value-type="float">
            <text:p>0,008093</text:p>
          </table:table-cell>
          <table:table-cell office:value-type="float" office:value="0.007945" calcext:value-type="float">
            <text:p>0,007945</text:p>
          </table:table-cell>
          <table:table-cell office:value-type="float" office:value="0.007702" calcext:value-type="float">
            <text:p>0,007702</text:p>
          </table:table-cell>
          <table:table-cell office:value-type="float" office:value="0.007494" calcext:value-type="float">
            <text:p>0,007494</text:p>
          </table:table-cell>
          <table:table-cell office:value-type="float" office:value="0.007286" calcext:value-type="float">
            <text:p>0,007286</text:p>
          </table:table-cell>
          <table:table-cell table:formula="of:=AVERAGE([.B9:.K9])" office:value-type="float" office:value="0.0084537" calcext:value-type="float">
            <text:p>8,45E-03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.012905" calcext:value-type="float">
            <text:p>0,012905</text:p>
          </table:table-cell>
          <table:table-cell office:value-type="float" office:value="0.010456" calcext:value-type="float">
            <text:p>0,010456</text:p>
          </table:table-cell>
          <table:table-cell office:value-type="float" office:value="0.008859" calcext:value-type="float">
            <text:p>0,008859</text:p>
          </table:table-cell>
          <table:table-cell office:value-type="float" office:value="0.008415" calcext:value-type="float">
            <text:p>0,008415</text:p>
          </table:table-cell>
          <table:table-cell office:value-type="float" office:value="0.008353" calcext:value-type="float">
            <text:p>0,008353</text:p>
          </table:table-cell>
          <table:table-cell office:value-type="float" office:value="0.008336" calcext:value-type="float">
            <text:p>0,008336</text:p>
          </table:table-cell>
          <table:table-cell office:value-type="float" office:value="0.008276" calcext:value-type="float">
            <text:p>0,008276</text:p>
          </table:table-cell>
          <table:table-cell office:value-type="float" office:value="0.008598" calcext:value-type="float">
            <text:p>0,008598</text:p>
          </table:table-cell>
          <table:table-cell office:value-type="float" office:value="0.008285" calcext:value-type="float">
            <text:p>0,008285</text:p>
          </table:table-cell>
          <table:table-cell office:value-type="float" office:value="0.008167" calcext:value-type="float">
            <text:p>0,008167</text:p>
          </table:table-cell>
          <table:table-cell table:formula="of:=AVERAGE([.B10:.K10])" office:value-type="float" office:value="0.009065" calcext:value-type="float">
            <text:p>9,07E-03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0.016548" calcext:value-type="float">
            <text:p>0,016548</text:p>
          </table:table-cell>
          <table:table-cell office:value-type="float" office:value="0.013466" calcext:value-type="float">
            <text:p>0,013466</text:p>
          </table:table-cell>
          <table:table-cell office:value-type="float" office:value="0.010975" calcext:value-type="float">
            <text:p>0,010975</text:p>
          </table:table-cell>
          <table:table-cell office:value-type="float" office:value="0.010949" calcext:value-type="float">
            <text:p>0,010949</text:p>
          </table:table-cell>
          <table:table-cell office:value-type="float" office:value="0.010535" calcext:value-type="float">
            <text:p>0,010535</text:p>
          </table:table-cell>
          <table:table-cell office:value-type="float" office:value="0.010507" calcext:value-type="float">
            <text:p>0,010507</text:p>
          </table:table-cell>
          <table:table-cell office:value-type="float" office:value="0.010048" calcext:value-type="float">
            <text:p>0,010048</text:p>
          </table:table-cell>
          <table:table-cell office:value-type="float" office:value="0.009753" calcext:value-type="float">
            <text:p>0,009753</text:p>
          </table:table-cell>
          <table:table-cell office:value-type="float" office:value="0.009489" calcext:value-type="float">
            <text:p>0,009489</text:p>
          </table:table-cell>
          <table:table-cell office:value-type="float" office:value="0.009391" calcext:value-type="float">
            <text:p>0,009391</text:p>
          </table:table-cell>
          <table:table-cell table:formula="of:=AVERAGE([.B11:.K11])" office:value-type="float" office:value="0.0111661" calcext:value-type="float">
            <text:p>1,12E-02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15905" calcext:value-type="float">
            <text:p>0,015905</text:p>
          </table:table-cell>
          <table:table-cell office:value-type="float" office:value="0.012834" calcext:value-type="float">
            <text:p>0,012834</text:p>
          </table:table-cell>
          <table:table-cell office:value-type="float" office:value="0.011162" calcext:value-type="float">
            <text:p>0,011162</text:p>
          </table:table-cell>
          <table:table-cell office:value-type="float" office:value="0.010343" calcext:value-type="float">
            <text:p>0,010343</text:p>
          </table:table-cell>
          <table:table-cell office:value-type="float" office:value="0.010299" calcext:value-type="float">
            <text:p>0,010299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10008" calcext:value-type="float">
            <text:p>0,010008</text:p>
          </table:table-cell>
          <table:table-cell office:value-type="float" office:value="0.010023" calcext:value-type="float">
            <text:p>0,010023</text:p>
          </table:table-cell>
          <table:table-cell office:value-type="float" office:value="0.010804" calcext:value-type="float">
            <text:p>0,010804</text:p>
          </table:table-cell>
          <table:table-cell office:value-type="float" office:value="0.012289" calcext:value-type="float">
            <text:p>0,012289</text:p>
          </table:table-cell>
          <table:table-cell table:formula="of:=AVERAGE([.B12:.K12])" office:value-type="float" office:value="0.0113767" calcext:value-type="float">
            <text:p>1,14E-02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.019041" calcext:value-type="float">
            <text:p>0,019041</text:p>
          </table:table-cell>
          <table:table-cell office:value-type="float" office:value="0.014759" calcext:value-type="float">
            <text:p>0,014759</text:p>
          </table:table-cell>
          <table:table-cell office:value-type="float" office:value="0.012187" calcext:value-type="float">
            <text:p>0,012187</text:p>
          </table:table-cell>
          <table:table-cell office:value-type="float" office:value="0.011365" calcext:value-type="float">
            <text:p>0,011365</text:p>
          </table:table-cell>
          <table:table-cell office:value-type="float" office:value="0.011184" calcext:value-type="float">
            <text:p>0,011184</text:p>
          </table:table-cell>
          <table:table-cell office:value-type="float" office:value="0.011035" calcext:value-type="float">
            <text:p>0,011035</text:p>
          </table:table-cell>
          <table:table-cell office:value-type="float" office:value="0.011923" calcext:value-type="float">
            <text:p>0,011923</text:p>
          </table:table-cell>
          <table:table-cell office:value-type="float" office:value="0.011355" calcext:value-type="float">
            <text:p>0,011355</text:p>
          </table:table-cell>
          <table:table-cell office:value-type="float" office:value="0.012884" calcext:value-type="float">
            <text:p>0,012884</text:p>
          </table:table-cell>
          <table:table-cell office:value-type="float" office:value="0.011791" calcext:value-type="float">
            <text:p>0,011791</text:p>
          </table:table-cell>
          <table:table-cell table:formula="of:=AVERAGE([.B13:.K13])" office:value-type="float" office:value="0.0127524" calcext:value-type="float">
            <text:p>1,28E-02</text:p>
          </table:table-cell>
        </table:table-row>
        <table:table-row table:style-name="ro1">
          <table:table-cell office:value-type="float" office:value="101200" calcext:value-type="float">
            <text:p>101200</text:p>
          </table:table-cell>
          <table:table-cell office:value-type="float" office:value="0.020611" calcext:value-type="float">
            <text:p>0,020611</text:p>
          </table:table-cell>
          <table:table-cell office:value-type="float" office:value="0.015395" calcext:value-type="float">
            <text:p>0,01539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315" calcext:value-type="float">
            <text:p>0,012315</text:p>
          </table:table-cell>
          <table:table-cell office:value-type="float" office:value="0.012365" calcext:value-type="float">
            <text:p>0,012365</text:p>
          </table:table-cell>
          <table:table-cell office:value-type="float" office:value="0.012138" calcext:value-type="float">
            <text:p>0,012138</text:p>
          </table:table-cell>
          <table:table-cell office:value-type="float" office:value="0.011918" calcext:value-type="float">
            <text:p>0,011918</text:p>
          </table:table-cell>
          <table:table-cell office:value-type="float" office:value="0.016411" calcext:value-type="float">
            <text:p>0,016411</text:p>
          </table:table-cell>
          <table:table-cell office:value-type="float" office:value="0.012183" calcext:value-type="float">
            <text:p>0,012183</text:p>
          </table:table-cell>
          <table:table-cell office:value-type="float" office:value="0.012871" calcext:value-type="float">
            <text:p>0,012871</text:p>
          </table:table-cell>
          <table:table-cell table:formula="of:=AVERAGE([.B14:.K14])" office:value-type="float" office:value="0.0139207" calcext:value-type="float">
            <text:p>1,39E-02</text:p>
          </table:table-cell>
        </table:table-row>
        <table:table-row table:style-name="ro1">
          <table:table-cell office:value-type="float" office:value="108800" calcext:value-type="float">
            <text:p>108800</text:p>
          </table:table-cell>
          <table:table-cell office:value-type="float" office:value="0.028868" calcext:value-type="float">
            <text:p>0,028868</text:p>
          </table:table-cell>
          <table:table-cell office:value-type="float" office:value="0.017639" calcext:value-type="float">
            <text:p>0,017639</text:p>
          </table:table-cell>
          <table:table-cell office:value-type="float" office:value="0.014314" calcext:value-type="float">
            <text:p>0,014314</text:p>
          </table:table-cell>
          <table:table-cell office:value-type="float" office:value="0.013427" calcext:value-type="float">
            <text:p>0,013427</text:p>
          </table:table-cell>
          <table:table-cell office:value-type="float" office:value="0.012915" calcext:value-type="float">
            <text:p>0,012915</text:p>
          </table:table-cell>
          <table:table-cell office:value-type="float" office:value="0.013122" calcext:value-type="float">
            <text:p>0,013122</text:p>
          </table:table-cell>
          <table:table-cell office:value-type="float" office:value="0.014517" calcext:value-type="float">
            <text:p>0,014517</text:p>
          </table:table-cell>
          <table:table-cell office:value-type="float" office:value="0.01395" calcext:value-type="float">
            <text:p>0,01395</text:p>
          </table:table-cell>
          <table:table-cell office:value-type="float" office:value="0.015034" calcext:value-type="float">
            <text:p>0,015034</text:p>
          </table:table-cell>
          <table:table-cell office:value-type="float" office:value="0.015435" calcext:value-type="float">
            <text:p>0,015435</text:p>
          </table:table-cell>
          <table:table-cell table:formula="of:=AVERAGE([.B15:.K15])" office:value-type="float" office:value="0.0159221" calcext:value-type="float">
            <text:p>1,59E-02</text:p>
          </table:table-cell>
        </table:table-row>
        <table:table-row table:style-name="ro1">
          <table:table-cell office:value-type="float" office:value="116400" calcext:value-type="float">
            <text:p>116400</text:p>
          </table:table-cell>
          <table:table-cell office:value-type="float" office:value="0.024622" calcext:value-type="float">
            <text:p>0,024622</text:p>
          </table:table-cell>
          <table:table-cell office:value-type="float" office:value="0.019089" calcext:value-type="float">
            <text:p>0,019089</text:p>
          </table:table-cell>
          <table:table-cell office:value-type="float" office:value="0.01546" calcext:value-type="float">
            <text:p>0,01546</text:p>
          </table:table-cell>
          <table:table-cell office:value-type="float" office:value="0.014538" calcext:value-type="float">
            <text:p>0,014538</text:p>
          </table:table-cell>
          <table:table-cell office:value-type="float" office:value="0.014829" calcext:value-type="float">
            <text:p>0,014829</text:p>
          </table:table-cell>
          <table:table-cell office:value-type="float" office:value="0.014265" calcext:value-type="float">
            <text:p>0,014265</text:p>
          </table:table-cell>
          <table:table-cell office:value-type="float" office:value="0.016798" calcext:value-type="float">
            <text:p>0,016798</text:p>
          </table:table-cell>
          <table:table-cell office:value-type="float" office:value="0.015516" calcext:value-type="float">
            <text:p>0,015516</text:p>
          </table:table-cell>
          <table:table-cell office:value-type="float" office:value="0.014594" calcext:value-type="float">
            <text:p>0,014594</text:p>
          </table:table-cell>
          <table:table-cell office:value-type="float" office:value="0.013941" calcext:value-type="float">
            <text:p>0,013941</text:p>
          </table:table-cell>
          <table:table-cell table:formula="of:=AVERAGE([.B16:.K16])" office:value-type="float" office:value="0.0163652" calcext:value-type="float">
            <text:p>1,64E-02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24183" calcext:value-type="float">
            <text:p>0,024183</text:p>
          </table:table-cell>
          <table:table-cell office:value-type="float" office:value="0.018861" calcext:value-type="float">
            <text:p>0,018861</text:p>
          </table:table-cell>
          <table:table-cell office:value-type="float" office:value="0.016111" calcext:value-type="float">
            <text:p>0,016111</text:p>
          </table:table-cell>
          <table:table-cell office:value-type="float" office:value="0.015791" calcext:value-type="float">
            <text:p>0,015791</text:p>
          </table:table-cell>
          <table:table-cell office:value-type="float" office:value="0.015042" calcext:value-type="float">
            <text:p>0,015042</text:p>
          </table:table-cell>
          <table:table-cell office:value-type="float" office:value="0.017466" calcext:value-type="float">
            <text:p>0,017466</text:p>
          </table:table-cell>
          <table:table-cell office:value-type="float" office:value="0.016719" calcext:value-type="float">
            <text:p>0,016719</text:p>
          </table:table-cell>
          <table:table-cell office:value-type="float" office:value="0.016833" calcext:value-type="float">
            <text:p>0,016833</text:p>
          </table:table-cell>
          <table:table-cell office:value-type="float" office:value="0.015021" calcext:value-type="float">
            <text:p>0,015021</text:p>
          </table:table-cell>
          <table:table-cell office:value-type="float" office:value="0.015363" calcext:value-type="float">
            <text:p>0,015363</text:p>
          </table:table-cell>
          <table:table-cell table:formula="of:=AVERAGE([.B17:.K17])" office:value-type="float" office:value="0.017139" calcext:value-type="float">
            <text:p>1,71E-02</text:p>
          </table:table-cell>
        </table:table-row>
        <table:table-row table:style-name="ro1">
          <table:table-cell office:value-type="float" office:value="131600" calcext:value-type="float">
            <text:p>131600</text:p>
          </table:table-cell>
          <table:table-cell office:value-type="float" office:value="0.027444" calcext:value-type="float">
            <text:p>0,027444</text:p>
          </table:table-cell>
          <table:table-cell office:value-type="float" office:value="0.020859" calcext:value-type="float">
            <text:p>0,020859</text:p>
          </table:table-cell>
          <table:table-cell office:value-type="float" office:value="0.017001" calcext:value-type="float">
            <text:p>0,017001</text:p>
          </table:table-cell>
          <table:table-cell office:value-type="float" office:value="0.01628" calcext:value-type="float">
            <text:p>0,01628</text:p>
          </table:table-cell>
          <table:table-cell office:value-type="float" office:value="0.016831" calcext:value-type="float">
            <text:p>0,016831</text:p>
          </table:table-cell>
          <table:table-cell office:value-type="float" office:value="0.018703" calcext:value-type="float">
            <text:p>0,018703</text:p>
          </table:table-cell>
          <table:table-cell office:value-type="float" office:value="0.017613" calcext:value-type="float">
            <text:p>0,017613</text:p>
          </table:table-cell>
          <table:table-cell office:value-type="float" office:value="0.016379" calcext:value-type="float">
            <text:p>0,016379</text:p>
          </table:table-cell>
          <table:table-cell office:value-type="float" office:value="0.015614" calcext:value-type="float">
            <text:p>0,015614</text:p>
          </table:table-cell>
          <table:table-cell office:value-type="float" office:value="0.01562" calcext:value-type="float">
            <text:p>0,01562</text:p>
          </table:table-cell>
          <table:table-cell table:formula="of:=AVERAGE([.B18:.K18])" office:value-type="float" office:value="0.0182344" calcext:value-type="float">
            <text:p>1,82E-02</text:p>
          </table:table-cell>
        </table:table-row>
        <table:table-row table:style-name="ro1">
          <table:table-cell office:value-type="float" office:value="139200" calcext:value-type="float">
            <text:p>139200</text:p>
          </table:table-cell>
          <table:table-cell office:value-type="float" office:value="0.026589" calcext:value-type="float">
            <text:p>0,026589</text:p>
          </table:table-cell>
          <table:table-cell office:value-type="float" office:value="0.020722" calcext:value-type="float">
            <text:p>0,020722</text:p>
          </table:table-cell>
          <table:table-cell office:value-type="float" office:value="0.018485" calcext:value-type="float">
            <text:p>0,018485</text:p>
          </table:table-cell>
          <table:table-cell office:value-type="float" office:value="0.018174" calcext:value-type="float">
            <text:p>0,018174</text:p>
          </table:table-cell>
          <table:table-cell office:value-type="float" office:value="0.018178" calcext:value-type="float">
            <text:p>0,018178</text:p>
          </table:table-cell>
          <table:table-cell office:value-type="float" office:value="0.019338" calcext:value-type="float">
            <text:p>0,019338</text:p>
          </table:table-cell>
          <table:table-cell office:value-type="float" office:value="0.01867" calcext:value-type="float">
            <text:p>0,01867</text:p>
          </table:table-cell>
          <table:table-cell office:value-type="float" office:value="0.017181" calcext:value-type="float">
            <text:p>0,017181</text:p>
          </table:table-cell>
          <table:table-cell office:value-type="float" office:value="0.016677" calcext:value-type="float">
            <text:p>0,016677</text:p>
          </table:table-cell>
          <table:table-cell office:value-type="float" office:value="0.01657" calcext:value-type="float">
            <text:p>0,01657</text:p>
          </table:table-cell>
          <table:table-cell table:formula="of:=AVERAGE([.B19:.K19])" office:value-type="float" office:value="0.0190584" calcext:value-type="float">
            <text:p>1,91E-02</text:p>
          </table:table-cell>
        </table:table-row>
        <table:table-row table:style-name="ro1">
          <table:table-cell office:value-type="float" office:value="146800" calcext:value-type="float">
            <text:p>146800</text:p>
          </table:table-cell>
          <table:table-cell office:value-type="float" office:value="0.028076" calcext:value-type="float">
            <text:p>0,028076</text:p>
          </table:table-cell>
          <table:table-cell office:value-type="float" office:value="0.022302" calcext:value-type="float">
            <text:p>0,022302</text:p>
          </table:table-cell>
          <table:table-cell office:value-type="float" office:value="0.01865" calcext:value-type="float">
            <text:p>0,01865</text:p>
          </table:table-cell>
          <table:table-cell office:value-type="float" office:value="0.018347" calcext:value-type="float">
            <text:p>0,018347</text:p>
          </table:table-cell>
          <table:table-cell office:value-type="float" office:value="0.019177" calcext:value-type="float">
            <text:p>0,019177</text:p>
          </table:table-cell>
          <table:table-cell office:value-type="float" office:value="0.020663" calcext:value-type="float">
            <text:p>0,020663</text:p>
          </table:table-cell>
          <table:table-cell office:value-type="float" office:value="0.020998" calcext:value-type="float">
            <text:p>0,020998</text:p>
          </table:table-cell>
          <table:table-cell office:value-type="float" office:value="0.019179" calcext:value-type="float">
            <text:p>0,019179</text:p>
          </table:table-cell>
          <table:table-cell office:value-type="float" office:value="0.017659" calcext:value-type="float">
            <text:p>0,017659</text:p>
          </table:table-cell>
          <table:table-cell office:value-type="float" office:value="0.017661" calcext:value-type="float">
            <text:p>0,017661</text:p>
          </table:table-cell>
          <table:table-cell table:formula="of:=AVERAGE([.B20:.K20])" office:value-type="float" office:value="0.0202712" calcext:value-type="float">
            <text:p>2,03E-02</text:p>
          </table:table-cell>
        </table:table-row>
        <table:table-row table:style-name="ro1">
          <table:table-cell office:value-type="float" office:value="154400" calcext:value-type="float">
            <text:p>154400</text:p>
          </table:table-cell>
          <table:table-cell office:value-type="float" office:value="0.030269" calcext:value-type="float">
            <text:p>0,030269</text:p>
          </table:table-cell>
          <table:table-cell office:value-type="float" office:value="0.02395" calcext:value-type="float">
            <text:p>0,02395</text:p>
          </table:table-cell>
          <table:table-cell office:value-type="float" office:value="0.027882" calcext:value-type="float">
            <text:p>0,027882</text:p>
          </table:table-cell>
          <table:table-cell office:value-type="float" office:value="0.020427" calcext:value-type="float">
            <text:p>0,020427</text:p>
          </table:table-cell>
          <table:table-cell office:value-type="float" office:value="0.026732" calcext:value-type="float">
            <text:p>0,026732</text:p>
          </table:table-cell>
          <table:table-cell office:value-type="float" office:value="0.021207" calcext:value-type="float">
            <text:p>0,021207</text:p>
          </table:table-cell>
          <table:table-cell office:value-type="float" office:value="0.018831" calcext:value-type="float">
            <text:p>0,018831</text:p>
          </table:table-cell>
          <table:table-cell office:value-type="float" office:value="0.018875" calcext:value-type="float">
            <text:p>0,018875</text:p>
          </table:table-cell>
          <table:table-cell office:value-type="float" office:value="0.018499" calcext:value-type="float">
            <text:p>0,018499</text:p>
          </table:table-cell>
          <table:table-cell office:value-type="float" office:value="0.019177" calcext:value-type="float">
            <text:p>0,019177</text:p>
          </table:table-cell>
          <table:table-cell table:formula="of:=AVERAGE([.B21:.K21])" office:value-type="float" office:value="0.0225849" calcext:value-type="float">
            <text:p>2,26E-02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31179" calcext:value-type="float">
            <text:p>0,031179</text:p>
          </table:table-cell>
          <table:table-cell office:value-type="float" office:value="0.025264" calcext:value-type="float">
            <text:p>0,025264</text:p>
          </table:table-cell>
          <table:table-cell office:value-type="float" office:value="0.021601" calcext:value-type="float">
            <text:p>0,021601</text:p>
          </table:table-cell>
          <table:table-cell office:value-type="float" office:value="0.021162" calcext:value-type="float">
            <text:p>0,021162</text:p>
          </table:table-cell>
          <table:table-cell office:value-type="float" office:value="0.022967" calcext:value-type="float">
            <text:p>0,022967</text:p>
          </table:table-cell>
          <table:table-cell office:value-type="float" office:value="0.021995" calcext:value-type="float">
            <text:p>0,021995</text:p>
          </table:table-cell>
          <table:table-cell office:value-type="float" office:value="0.020155" calcext:value-type="float">
            <text:p>0,020155</text:p>
          </table:table-cell>
          <table:table-cell office:value-type="float" office:value="0.01954" calcext:value-type="float">
            <text:p>0,01954</text:p>
          </table:table-cell>
          <table:table-cell office:value-type="float" office:value="0.020614" calcext:value-type="float">
            <text:p>0,020614</text:p>
          </table:table-cell>
          <table:table-cell office:value-type="float" office:value="0.020438" calcext:value-type="float">
            <text:p>0,020438</text:p>
          </table:table-cell>
          <table:table-cell table:formula="of:=AVERAGE([.B22:.K22])" office:value-type="float" office:value="0.0224915" calcext:value-type="float">
            <text:p>2,25E-02</text:p>
          </table:table-cell>
        </table:table-row>
        <table:table-row table:style-name="ro1">
          <table:table-cell office:value-type="float" office:value="169600" calcext:value-type="float">
            <text:p>169600</text:p>
          </table:table-cell>
          <table:table-cell office:value-type="float" office:value="0.034156" calcext:value-type="float">
            <text:p>0,034156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0.022198" calcext:value-type="float">
            <text:p>0,022198</text:p>
          </table:table-cell>
          <table:table-cell office:value-type="float" office:value="0.021765" calcext:value-type="float">
            <text:p>0,021765</text:p>
          </table:table-cell>
          <table:table-cell office:value-type="float" office:value="0.024221" calcext:value-type="float">
            <text:p>0,024221</text:p>
          </table:table-cell>
          <table:table-cell office:value-type="float" office:value="0.022741" calcext:value-type="float">
            <text:p>0,022741</text:p>
          </table:table-cell>
          <table:table-cell office:value-type="float" office:value="0.020776" calcext:value-type="float">
            <text:p>0,020776</text:p>
          </table:table-cell>
          <table:table-cell office:value-type="float" office:value="0.020632" calcext:value-type="float">
            <text:p>0,020632</text:p>
          </table:table-cell>
          <table:table-cell office:value-type="float" office:value="0.020639" calcext:value-type="float">
            <text:p>0,020639</text:p>
          </table:table-cell>
          <table:table-cell office:value-type="float" office:value="0.021287" calcext:value-type="float">
            <text:p>0,021287</text:p>
          </table:table-cell>
          <table:table-cell table:formula="of:=AVERAGE([.B23:.K23])" office:value-type="float" office:value="0.0234605" calcext:value-type="float">
            <text:p>2,35E-02</text:p>
          </table:table-cell>
        </table:table-row>
        <table:table-row table:style-name="ro1">
          <table:table-cell office:value-type="float" office:value="177200" calcext:value-type="float">
            <text:p>177200</text:p>
          </table:table-cell>
          <table:table-cell office:value-type="float" office:value="0.035091" calcext:value-type="float">
            <text:p>0,035091</text:p>
          </table:table-cell>
          <table:table-cell office:value-type="float" office:value="0.027038" calcext:value-type="float">
            <text:p>0,027038</text:p>
          </table:table-cell>
          <table:table-cell office:value-type="float" office:value="0.023077" calcext:value-type="float">
            <text:p>0,023077</text:p>
          </table:table-cell>
          <table:table-cell office:value-type="float" office:value="0.024729" calcext:value-type="float">
            <text:p>0,024729</text:p>
          </table:table-cell>
          <table:table-cell office:value-type="float" office:value="0.024801" calcext:value-type="float">
            <text:p>0,024801</text:p>
          </table:table-cell>
          <table:table-cell office:value-type="float" office:value="0.02214" calcext:value-type="float">
            <text:p>0,02214</text:p>
          </table:table-cell>
          <table:table-cell office:value-type="float" office:value="0.022173" calcext:value-type="float">
            <text:p>0,022173</text:p>
          </table:table-cell>
          <table:table-cell office:value-type="float" office:value="0.024127" calcext:value-type="float">
            <text:p>0,024127</text:p>
          </table:table-cell>
          <table:table-cell office:value-type="float" office:value="0.023294" calcext:value-type="float">
            <text:p>0,023294</text:p>
          </table:table-cell>
          <table:table-cell office:value-type="float" office:value="0.024274" calcext:value-type="float">
            <text:p>0,024274</text:p>
          </table:table-cell>
          <table:table-cell table:formula="of:=AVERAGE([.B24:.K24])" office:value-type="float" office:value="0.0250744" calcext:value-type="float">
            <text:p>2,51E-02</text:p>
          </table:table-cell>
        </table:table-row>
        <table:table-row table:style-name="ro1">
          <table:table-cell office:value-type="float" office:value="184800" calcext:value-type="float">
            <text:p>184800</text:p>
          </table:table-cell>
          <table:table-cell office:value-type="float" office:value="0.036127" calcext:value-type="float">
            <text:p>0,036127</text:p>
          </table:table-cell>
          <table:table-cell office:value-type="float" office:value="0.028355" calcext:value-type="float">
            <text:p>0,028355</text:p>
          </table:table-cell>
          <table:table-cell office:value-type="float" office:value="0.025112" calcext:value-type="float">
            <text:p>0,025112</text:p>
          </table:table-cell>
          <table:table-cell office:value-type="float" office:value="0.026304" calcext:value-type="float">
            <text:p>0,026304</text:p>
          </table:table-cell>
          <table:table-cell office:value-type="float" office:value="0.027093" calcext:value-type="float">
            <text:p>0,027093</text:p>
          </table:table-cell>
          <table:table-cell office:value-type="float" office:value="0.023662" calcext:value-type="float">
            <text:p>0,023662</text:p>
          </table:table-cell>
          <table:table-cell office:value-type="float" office:value="0.02261" calcext:value-type="float">
            <text:p>0,02261</text:p>
          </table:table-cell>
          <table:table-cell office:value-type="float" office:value="0.022609" calcext:value-type="float">
            <text:p>0,022609</text:p>
          </table:table-cell>
          <table:table-cell office:value-type="float" office:value="0.022859" calcext:value-type="float">
            <text:p>0,022859</text:p>
          </table:table-cell>
          <table:table-cell office:value-type="float" office:value="0.022903" calcext:value-type="float">
            <text:p>0,022903</text:p>
          </table:table-cell>
          <table:table-cell table:formula="of:=AVERAGE([.B25:.K25])" office:value-type="float" office:value="0.0257634" calcext:value-type="float">
            <text:p>2,58E-02</text:p>
          </table:table-cell>
        </table:table-row>
        <table:table-row table:style-name="ro1">
          <table:table-cell office:value-type="float" office:value="192400" calcext:value-type="float">
            <text:p>192400</text:p>
          </table:table-cell>
          <table:table-cell office:value-type="float" office:value="0.038184" calcext:value-type="float">
            <text:p>0,038184</text:p>
          </table:table-cell>
          <table:table-cell office:value-type="float" office:value="0.029554" calcext:value-type="float">
            <text:p>0,029554</text:p>
          </table:table-cell>
          <table:table-cell office:value-type="float" office:value="0.025142" calcext:value-type="float">
            <text:p>0,025142</text:p>
          </table:table-cell>
          <table:table-cell office:value-type="float" office:value="0.028143" calcext:value-type="float">
            <text:p>0,028143</text:p>
          </table:table-cell>
          <table:table-cell office:value-type="float" office:value="0.026304" calcext:value-type="float">
            <text:p>0,026304</text:p>
          </table:table-cell>
          <table:table-cell office:value-type="float" office:value="0.024007" calcext:value-type="float">
            <text:p>0,024007</text:p>
          </table:table-cell>
          <table:table-cell office:value-type="float" office:value="0.023594" calcext:value-type="float">
            <text:p>0,023594</text:p>
          </table:table-cell>
          <table:table-cell office:value-type="float" office:value="0.024638" calcext:value-type="float">
            <text:p>0,024638</text:p>
          </table:table-cell>
          <table:table-cell office:value-type="float" office:value="0.026724" calcext:value-type="float">
            <text:p>0,026724</text:p>
          </table:table-cell>
          <table:table-cell office:value-type="float" office:value="0.024471" calcext:value-type="float">
            <text:p>0,024471</text:p>
          </table:table-cell>
          <table:table-cell table:formula="of:=AVERAGE([.B26:.K26])" office:value-type="float" office:value="0.0270761" calcext:value-type="float">
            <text:p>2,71E-02</text:p>
          </table:table-cell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1903" calcext:value-type="float">
            <text:p>1,90E-03</text:p>
          </table:table-cell>
          <table:table-cell table:style-name="ce1" office:value-type="float" office:value="0.000747" calcext:value-type="float">
            <text:p>7,47E-04</text:p>
          </table:table-cell>
          <table:table-cell table:number-columns-repeated="2" table:style-name="ce1" office:value-type="float" office:value="0.00064" calcext:value-type="float">
            <text:p>6,40E-04</text:p>
          </table:table-cell>
          <table:table-cell table:style-name="ce1" office:value-type="float" office:value="0.000601" calcext:value-type="float">
            <text:p>6,01E-04</text:p>
          </table:table-cell>
          <table:table-cell table:style-name="ce1" office:value-type="float" office:value="0.000598" calcext:value-type="float">
            <text:p>5,98E-04</text:p>
          </table:table-cell>
          <table:table-cell table:style-name="ce1" office:value-type="float" office:value="0.000697" calcext:value-type="float">
            <text:p>6,97E-04</text:p>
          </table:table-cell>
          <table:table-cell table:style-name="ce1" office:value-type="float" office:value="0.000602" calcext:value-type="float">
            <text:p>6,02E-04</text:p>
          </table:table-cell>
          <table:table-cell table:style-name="ce1" office:value-type="float" office:value="0.000594" calcext:value-type="float">
            <text:p>5,94E-04</text:p>
          </table:table-cell>
          <table:table-cell table:style-name="ce1" office:value-type="float" office:value="0.000592" calcext:value-type="float">
            <text:p>5,92E-04</text:p>
          </table:table-cell>
          <table:table-cell table:formula="of:=AVERAGE([.B30:.K30])" office:value-type="float" office:value="0.0007614" calcext:value-type="float">
            <text:p>7,61E-04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357" calcext:value-type="float">
            <text:p>0,001357</text:p>
          </table:table-cell>
          <table:table-cell office:value-type="float" office:value="0.001237" calcext:value-type="float">
            <text:p>0,001237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076" calcext:value-type="float">
            <text:p>0,001076</text:p>
          </table:table-cell>
          <table:table-cell office:value-type="float" office:value="0.001078" calcext:value-type="float">
            <text:p>0,001078</text:p>
          </table:table-cell>
          <table:table-cell office:value-type="float" office:value="0.001108" calcext:value-type="float">
            <text:p>0,001108</text:p>
          </table:table-cell>
          <table:table-cell office:value-type="float" office:value="0.001058" calcext:value-type="float">
            <text:p>0,001058</text:p>
          </table:table-cell>
          <table:table-cell table:number-columns-repeated="2" office:value-type="float" office:value="0.001061" calcext:value-type="float">
            <text:p>0,001061</text:p>
          </table:table-cell>
          <table:table-cell table:formula="of:=AVERAGE([.B31:.K31])" office:value-type="float" office:value="0.0011956" calcext:value-type="float">
            <text:p>1,20E-03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002479" calcext:value-type="float">
            <text:p>0,002479</text:p>
          </table:table-cell>
          <table:table-cell office:value-type="float" office:value="0.002028" calcext:value-type="float">
            <text:p>0,002028</text:p>
          </table:table-cell>
          <table:table-cell office:value-type="float" office:value="0.001696" calcext:value-type="float">
            <text:p>0,001696</text:p>
          </table:table-cell>
          <table:table-cell office:value-type="float" office:value="0.001615" calcext:value-type="float">
            <text:p>0,001615</text:p>
          </table:table-cell>
          <table:table-cell office:value-type="float" office:value="0.001578" calcext:value-type="float">
            <text:p>0,001578</text:p>
          </table:table-cell>
          <table:table-cell office:value-type="float" office:value="0.001593" calcext:value-type="float">
            <text:p>0,001593</text:p>
          </table:table-cell>
          <table:table-cell office:value-type="float" office:value="0.001572" calcext:value-type="float">
            <text:p>0,001572</text:p>
          </table:table-cell>
          <table:table-cell office:value-type="float" office:value="0.001547" calcext:value-type="float">
            <text:p>0,001547</text:p>
          </table:table-cell>
          <table:table-cell office:value-type="float" office:value="0.001514" calcext:value-type="float">
            <text:p>0,001514</text:p>
          </table:table-cell>
          <table:table-cell office:value-type="float" office:value="0.001515" calcext:value-type="float">
            <text:p>0,001515</text:p>
          </table:table-cell>
          <table:table-cell table:formula="of:=AVERAGE([.B32:.K32])" office:value-type="float" office:value="0.0017137" calcext:value-type="float">
            <text:p>1,71E-03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003146" calcext:value-type="float">
            <text:p>0,003146</text:p>
          </table:table-cell>
          <table:table-cell office:value-type="float" office:value="0.002524" calcext:value-type="float">
            <text:p>0,002524</text:p>
          </table:table-cell>
          <table:table-cell office:value-type="float" office:value="0.002107" calcext:value-type="float">
            <text:p>0,002107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1936" calcext:value-type="float">
            <text:p>0,001936</text:p>
          </table:table-cell>
          <table:table-cell office:value-type="float" office:value="0.001928" calcext:value-type="float">
            <text:p>0,001928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841" calcext:value-type="float">
            <text:p>0,001841</text:p>
          </table:table-cell>
          <table:table-cell office:value-type="float" office:value="0.001821" calcext:value-type="float">
            <text:p>0,001821</text:p>
          </table:table-cell>
          <table:table-cell office:value-type="float" office:value="0.001786" calcext:value-type="float">
            <text:p>0,001786</text:p>
          </table:table-cell>
          <table:table-cell table:formula="of:=AVERAGE([.B33:.K33])" office:value-type="float" office:value="0.0020992" calcext:value-type="float">
            <text:p>2,10E-03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0.003925" calcext:value-type="float">
            <text:p>0,003925</text:p>
          </table:table-cell>
          <table:table-cell office:value-type="float" office:value="0.003106" calcext:value-type="float">
            <text:p>0,003106</text:p>
          </table:table-cell>
          <table:table-cell office:value-type="float" office:value="0.002532" calcext:value-type="float">
            <text:p>0,002532</text:p>
          </table:table-cell>
          <table:table-cell office:value-type="float" office:value="0.002347" calcext:value-type="float">
            <text:p>0,002347</text:p>
          </table:table-cell>
          <table:table-cell office:value-type="float" office:value="0.002284" calcext:value-type="float">
            <text:p>0,002284</text:p>
          </table:table-cell>
          <table:table-cell office:value-type="float" office:value="0.002249" calcext:value-type="float">
            <text:p>0,002249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2154" calcext:value-type="float">
            <text:p>0,002154</text:p>
          </table:table-cell>
          <table:table-cell office:value-type="float" office:value="0.002209" calcext:value-type="float">
            <text:p>0,002209</text:p>
          </table:table-cell>
          <table:table-cell office:value-type="float" office:value="0.00212" calcext:value-type="float">
            <text:p>0,00212</text:p>
          </table:table-cell>
          <table:table-cell table:formula="of:=AVERAGE([.B34:.K34])" office:value-type="float" office:value="0.0025166" calcext:value-type="float">
            <text:p>2,52E-0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4449" calcext:value-type="float">
            <text:p>0,004449</text:p>
          </table:table-cell>
          <table:table-cell office:value-type="float" office:value="0.003553" calcext:value-type="float">
            <text:p>0,003553</text:p>
          </table:table-cell>
          <table:table-cell office:value-type="float" office:value="0.002944" calcext:value-type="float">
            <text:p>0,002944</text:p>
          </table:table-cell>
          <table:table-cell office:value-type="float" office:value="0.002691" calcext:value-type="float">
            <text:p>0,002691</text:p>
          </table:table-cell>
          <table:table-cell office:value-type="float" office:value="0.003097" calcext:value-type="float">
            <text:p>0,003097</text:p>
          </table:table-cell>
          <table:table-cell office:value-type="float" office:value="0.002702" calcext:value-type="float">
            <text:p>0,002702</text:p>
          </table:table-cell>
          <table:table-cell office:value-type="float" office:value="0.002873" calcext:value-type="float">
            <text:p>0,002873</text:p>
          </table:table-cell>
          <table:table-cell office:value-type="float" office:value="0.002625" calcext:value-type="float">
            <text:p>0,002625</text:p>
          </table:table-cell>
          <table:table-cell office:value-type="float" office:value="0.002621" calcext:value-type="float">
            <text:p>0,002621</text:p>
          </table:table-cell>
          <table:table-cell office:value-type="float" office:value="0.002636" calcext:value-type="float">
            <text:p>0,002636</text:p>
          </table:table-cell>
          <table:table-cell table:formula="of:=AVERAGE([.B35:.K35])" office:value-type="float" office:value="0.0030191" calcext:value-type="float">
            <text:p>3,02E-03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.007124" calcext:value-type="float">
            <text:p>0,007124</text:p>
          </table:table-cell>
          <table:table-cell office:value-type="float" office:value="0.005814" calcext:value-type="float">
            <text:p>0,005814</text:p>
          </table:table-cell>
          <table:table-cell office:value-type="float" office:value="0.004813" calcext:value-type="float">
            <text:p>0,004813</text:p>
          </table:table-cell>
          <table:table-cell office:value-type="float" office:value="0.004567" calcext:value-type="float">
            <text:p>0,004567</text:p>
          </table:table-cell>
          <table:table-cell office:value-type="float" office:value="0.003884" calcext:value-type="float">
            <text:p>0,003884</text:p>
          </table:table-cell>
          <table:table-cell office:value-type="float" office:value="0.003167" calcext:value-type="float">
            <text:p>0,003167</text:p>
          </table:table-cell>
          <table:table-cell office:value-type="float" office:value="0.002985" calcext:value-type="float">
            <text:p>0,002985</text:p>
          </table:table-cell>
          <table:table-cell office:value-type="float" office:value="0.002986" calcext:value-type="float">
            <text:p>0,002986</text:p>
          </table:table-cell>
          <table:table-cell office:value-type="float" office:value="0.002853" calcext:value-type="float">
            <text:p>0,002853</text:p>
          </table:table-cell>
          <table:table-cell office:value-type="float" office:value="0.002862" calcext:value-type="float">
            <text:p>0,002862</text:p>
          </table:table-cell>
          <table:table-cell table:formula="of:=AVERAGE([.B36:.K36])" office:value-type="float" office:value="0.0041055" calcext:value-type="float">
            <text:p>4,11E-03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0.006167" calcext:value-type="float">
            <text:p>0,006167</text:p>
          </table:table-cell>
          <table:table-cell office:value-type="float" office:value="0.004704" calcext:value-type="float">
            <text:p>0,004704</text:p>
          </table:table-cell>
          <table:table-cell office:value-type="float" office:value="0.003848" calcext:value-type="float">
            <text:p>0,003848</text:p>
          </table:table-cell>
          <table:table-cell office:value-type="float" office:value="0.003721" calcext:value-type="float">
            <text:p>0,003721</text:p>
          </table:table-cell>
          <table:table-cell office:value-type="float" office:value="0.003657" calcext:value-type="float">
            <text:p>0,003657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0.003381" calcext:value-type="float">
            <text:p>0,003381</text:p>
          </table:table-cell>
          <table:table-cell office:value-type="float" office:value="0.003279" calcext:value-type="float">
            <text:p>0,003279</text:p>
          </table:table-cell>
          <table:table-cell office:value-type="float" office:value="0.003265" calcext:value-type="float">
            <text:p>0,003265</text:p>
          </table:table-cell>
          <table:table-cell office:value-type="float" office:value="0.003268" calcext:value-type="float">
            <text:p>0,003268</text:p>
          </table:table-cell>
          <table:table-cell table:formula="of:=AVERAGE([.B37:.K37])" office:value-type="float" office:value="0.0038909" calcext:value-type="float">
            <text:p>3,89E-03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.006863" calcext:value-type="float">
            <text:p>0,006863</text:p>
          </table:table-cell>
          <table:table-cell office:value-type="float" office:value="0.005285" calcext:value-type="float">
            <text:p>0,005285</text:p>
          </table:table-cell>
          <table:table-cell office:value-type="float" office:value="0.004564" calcext:value-type="float">
            <text:p>0,004564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04359" calcext:value-type="float">
            <text:p>0,004359</text:p>
          </table:table-cell>
          <table:table-cell office:value-type="float" office:value="0.00408" calcext:value-type="float">
            <text:p>0,00408</text:p>
          </table:table-cell>
          <table:table-cell office:value-type="float" office:value="0.003885" calcext:value-type="float">
            <text:p>0,003885</text:p>
          </table:table-cell>
          <table:table-cell office:value-type="float" office:value="0.003997" calcext:value-type="float">
            <text:p>0,003997</text:p>
          </table:table-cell>
          <table:table-cell office:value-type="float" office:value="0.003989" calcext:value-type="float">
            <text:p>0,003989</text:p>
          </table:table-cell>
          <table:table-cell office:value-type="float" office:value="0.003727" calcext:value-type="float">
            <text:p>0,003727</text:p>
          </table:table-cell>
          <table:table-cell table:formula="of:=AVERAGE([.B38:.K38])" office:value-type="float" office:value="0.0045249" calcext:value-type="float">
            <text:p>4,52E-03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0.009856" calcext:value-type="float">
            <text:p>0,009856</text:p>
          </table:table-cell>
          <table:table-cell office:value-type="float" office:value="0.008217" calcext:value-type="float">
            <text:p>0,008217</text:p>
          </table:table-cell>
          <table:table-cell office:value-type="float" office:value="0.006777" calcext:value-type="float">
            <text:p>0,006777</text:p>
          </table:table-cell>
          <table:table-cell office:value-type="float" office:value="0.004507" calcext:value-type="float">
            <text:p>0,004507</text:p>
          </table:table-cell>
          <table:table-cell office:value-type="float" office:value="0.004258" calcext:value-type="float">
            <text:p>0,004258</text:p>
          </table:table-cell>
          <table:table-cell office:value-type="float" office:value="0.004168" calcext:value-type="float">
            <text:p>0,004168</text:p>
          </table:table-cell>
          <table:table-cell office:value-type="float" office:value="0.004097" calcext:value-type="float">
            <text:p>0,004097</text:p>
          </table:table-cell>
          <table:table-cell office:value-type="float" office:value="0.004038" calcext:value-type="float">
            <text:p>0,004038</text:p>
          </table:table-cell>
          <table:table-cell office:value-type="float" office:value="0.004021" calcext:value-type="float">
            <text:p>0,004021</text:p>
          </table:table-cell>
          <table:table-cell office:value-type="float" office:value="0.004025" calcext:value-type="float">
            <text:p>0,004025</text:p>
          </table:table-cell>
          <table:table-cell table:formula="of:=AVERAGE([.B39:.K39])" office:value-type="float" office:value="0.0053964" calcext:value-type="float">
            <text:p>5,40E-03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8682" calcext:value-type="float">
            <text:p>0,008682</text:p>
          </table:table-cell>
          <table:table-cell office:value-type="float" office:value="0.006426" calcext:value-type="float">
            <text:p>0,006426</text:p>
          </table:table-cell>
          <table:table-cell office:value-type="float" office:value="0.005002" calcext:value-type="float">
            <text:p>0,005002</text:p>
          </table:table-cell>
          <table:table-cell office:value-type="float" office:value="0.00481" calcext:value-type="float">
            <text:p>0,00481</text:p>
          </table:table-cell>
          <table:table-cell office:value-type="float" office:value="0.004722" calcext:value-type="float">
            <text:p>0,004722</text:p>
          </table:table-cell>
          <table:table-cell office:value-type="float" office:value="0.004548" calcext:value-type="float">
            <text:p>0,004548</text:p>
          </table:table-cell>
          <table:table-cell office:value-type="float" office:value="0.004575" calcext:value-type="float">
            <text:p>0,004575</text:p>
          </table:table-cell>
          <table:table-cell office:value-type="float" office:value="0.004785" calcext:value-type="float">
            <text:p>0,004785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4815" calcext:value-type="float">
            <text:p>0,004815</text:p>
          </table:table-cell>
          <table:table-cell table:formula="of:=AVERAGE([.B40:.K40])" office:value-type="float" office:value="0.0053599" calcext:value-type="float">
            <text:p>5,36E-03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.009497" calcext:value-type="float">
            <text:p>0,009497</text:p>
          </table:table-cell>
          <table:table-cell office:value-type="float" office:value="0.007319" calcext:value-type="float">
            <text:p>0,007319</text:p>
          </table:table-cell>
          <table:table-cell office:value-type="float" office:value="0.005796" calcext:value-type="float">
            <text:p>0,005796</text:p>
          </table:table-cell>
          <table:table-cell office:value-type="float" office:value="0.005478" calcext:value-type="float">
            <text:p>0,005478</text:p>
          </table:table-cell>
          <table:table-cell office:value-type="float" office:value="0.005114" calcext:value-type="float">
            <text:p>0,005114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4932" calcext:value-type="float">
            <text:p>0,004932</text:p>
          </table:table-cell>
          <table:table-cell office:value-type="float" office:value="0.004861" calcext:value-type="float">
            <text:p>0,004861</text:p>
          </table:table-cell>
          <table:table-cell office:value-type="float" office:value="0.004887" calcext:value-type="float">
            <text:p>0,004887</text:p>
          </table:table-cell>
          <table:table-cell office:value-type="float" office:value="0.004966" calcext:value-type="float">
            <text:p>0,004966</text:p>
          </table:table-cell>
          <table:table-cell table:formula="of:=AVERAGE([.B41:.K41])" office:value-type="float" office:value="0.0058061" calcext:value-type="float">
            <text:p>5,81E-03</text:p>
          </table:table-cell>
        </table:table-row>
        <table:table-row table:style-name="ro1">
          <table:table-cell office:value-type="float" office:value="101200" calcext:value-type="float">
            <text:p>101200</text:p>
          </table:table-cell>
          <table:table-cell office:value-type="float" office:value="0.010599" calcext:value-type="float">
            <text:p>0,010599</text:p>
          </table:table-cell>
          <table:table-cell office:value-type="float" office:value="0.007573" calcext:value-type="float">
            <text:p>0,007573</text:p>
          </table:table-cell>
          <table:table-cell office:value-type="float" office:value="0.005946" calcext:value-type="float">
            <text:p>0,005946</text:p>
          </table:table-cell>
          <table:table-cell office:value-type="float" office:value="0.00558" calcext:value-type="float">
            <text:p>0,00558</text:p>
          </table:table-cell>
          <table:table-cell office:value-type="float" office:value="0.005429" calcext:value-type="float">
            <text:p>0,005429</text:p>
          </table:table-cell>
          <table:table-cell office:value-type="float" office:value="0.00583" calcext:value-type="float">
            <text:p>0,00583</text:p>
          </table:table-cell>
          <table:table-cell office:value-type="float" office:value="0.006159" calcext:value-type="float">
            <text:p>0,006159</text:p>
          </table:table-cell>
          <table:table-cell office:value-type="float" office:value="0.005805" calcext:value-type="float">
            <text:p>0,005805</text:p>
          </table:table-cell>
          <table:table-cell office:value-type="float" office:value="0.005316" calcext:value-type="float">
            <text:p>0,005316</text:p>
          </table:table-cell>
          <table:table-cell office:value-type="float" office:value="0.005714" calcext:value-type="float">
            <text:p>0,005714</text:p>
          </table:table-cell>
          <table:table-cell table:formula="of:=AVERAGE([.B42:.K42])" office:value-type="float" office:value="0.0063951" calcext:value-type="float">
            <text:p>6,40E-03</text:p>
          </table:table-cell>
        </table:table-row>
        <table:table-row table:style-name="ro1">
          <table:table-cell office:value-type="float" office:value="108800" calcext:value-type="float">
            <text:p>108800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08361" calcext:value-type="float">
            <text:p>0,008361</text:p>
          </table:table-cell>
          <table:table-cell office:value-type="float" office:value="0.006527" calcext:value-type="float">
            <text:p>0,006527</text:p>
          </table:table-cell>
          <table:table-cell office:value-type="float" office:value="0.00607" calcext:value-type="float">
            <text:p>0,00607</text:p>
          </table:table-cell>
          <table:table-cell office:value-type="float" office:value="0.005894" calcext:value-type="float">
            <text:p>0,005894</text:p>
          </table:table-cell>
          <table:table-cell office:value-type="float" office:value="0.006082" calcext:value-type="float">
            <text:p>0,006082</text:p>
          </table:table-cell>
          <table:table-cell office:value-type="float" office:value="0.005772" calcext:value-type="float">
            <text:p>0,005772</text:p>
          </table:table-cell>
          <table:table-cell office:value-type="float" office:value="0.005693" calcext:value-type="float">
            <text:p>0,005693</text:p>
          </table:table-cell>
          <table:table-cell office:value-type="float" office:value="0.005783" calcext:value-type="float">
            <text:p>0,005783</text:p>
          </table:table-cell>
          <table:table-cell office:value-type="float" office:value="0.00567" calcext:value-type="float">
            <text:p>0,00567</text:p>
          </table:table-cell>
          <table:table-cell table:formula="of:=AVERAGE([.B43:.K43])" office:value-type="float" office:value="0.0067052" calcext:value-type="float">
            <text:p>6,71E-03</text:p>
          </table:table-cell>
        </table:table-row>
        <table:table-row table:style-name="ro1">
          <table:table-cell office:value-type="float" office:value="116400" calcext:value-type="float">
            <text:p>116400</text:p>
          </table:table-cell>
          <table:table-cell office:value-type="float" office:value="0.012526" calcext:value-type="float">
            <text:p>0,012526</text:p>
          </table:table-cell>
          <table:table-cell office:value-type="float" office:value="0.008921" calcext:value-type="float">
            <text:p>0,008921</text:p>
          </table:table-cell>
          <table:table-cell office:value-type="float" office:value="0.007238" calcext:value-type="float">
            <text:p>0,007238</text:p>
          </table:table-cell>
          <table:table-cell office:value-type="float" office:value="0.007554" calcext:value-type="float">
            <text:p>0,007554</text:p>
          </table:table-cell>
          <table:table-cell office:value-type="float" office:value="0.006943" calcext:value-type="float">
            <text:p>0,006943</text:p>
          </table:table-cell>
          <table:table-cell office:value-type="float" office:value="0.006497" calcext:value-type="float">
            <text:p>0,006497</text:p>
          </table:table-cell>
          <table:table-cell office:value-type="float" office:value="0.006296" calcext:value-type="float">
            <text:p>0,006296</text:p>
          </table:table-cell>
          <table:table-cell office:value-type="float" office:value="0.006306" calcext:value-type="float">
            <text:p>0,006306</text:p>
          </table:table-cell>
          <table:table-cell office:value-type="float" office:value="0.006124" calcext:value-type="float">
            <text:p>0,006124</text:p>
          </table:table-cell>
          <table:table-cell office:value-type="float" office:value="0.006285" calcext:value-type="float">
            <text:p>0,006285</text:p>
          </table:table-cell>
          <table:table-cell table:formula="of:=AVERAGE([.B44:.K44])" office:value-type="float" office:value="0.007469" calcext:value-type="float">
            <text:p>7,47E-03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12771" calcext:value-type="float">
            <text:p>0,012771</text:p>
          </table:table-cell>
          <table:table-cell office:value-type="float" office:value="0.009338" calcext:value-type="float">
            <text:p>0,009338</text:p>
          </table:table-cell>
          <table:table-cell office:value-type="float" office:value="0.007387" calcext:value-type="float">
            <text:p>0,007387</text:p>
          </table:table-cell>
          <table:table-cell office:value-type="float" office:value="0.00705" calcext:value-type="float">
            <text:p>0,00705</text:p>
          </table:table-cell>
          <table:table-cell office:value-type="float" office:value="0.006689" calcext:value-type="float">
            <text:p>0,006689</text:p>
          </table:table-cell>
          <table:table-cell office:value-type="float" office:value="0.00664" calcext:value-type="float">
            <text:p>0,00664</text:p>
          </table:table-cell>
          <table:table-cell office:value-type="float" office:value="0.006607" calcext:value-type="float">
            <text:p>0,006607</text:p>
          </table:table-cell>
          <table:table-cell office:value-type="float" office:value="0.006496" calcext:value-type="float">
            <text:p>0,006496</text:p>
          </table:table-cell>
          <table:table-cell office:value-type="float" office:value="0.006556" calcext:value-type="float">
            <text:p>0,006556</text:p>
          </table:table-cell>
          <table:table-cell office:value-type="float" office:value="0.00664" calcext:value-type="float">
            <text:p>0,00664</text:p>
          </table:table-cell>
          <table:table-cell table:formula="of:=AVERAGE([.B45:.K45])" office:value-type="float" office:value="0.0076174" calcext:value-type="float">
            <text:p>7,62E-03</text:p>
          </table:table-cell>
        </table:table-row>
        <table:table-row table:style-name="ro1">
          <table:table-cell office:value-type="float" office:value="131600" calcext:value-type="float">
            <text:p>131600</text:p>
          </table:table-cell>
          <table:table-cell office:value-type="float" office:value="0.014339" calcext:value-type="float">
            <text:p>0,014339</text:p>
          </table:table-cell>
          <table:table-cell office:value-type="float" office:value="0.010981" calcext:value-type="float">
            <text:p>0,010981</text:p>
          </table:table-cell>
          <table:table-cell office:value-type="float" office:value="0.008862" calcext:value-type="float">
            <text:p>0,008862</text:p>
          </table:table-cell>
          <table:table-cell office:value-type="float" office:value="0.008194" calcext:value-type="float">
            <text:p>0,008194</text:p>
          </table:table-cell>
          <table:table-cell office:value-type="float" office:value="0.007664" calcext:value-type="float">
            <text:p>0,007664</text:p>
          </table:table-cell>
          <table:table-cell office:value-type="float" office:value="0.007682" calcext:value-type="float">
            <text:p>0,007682</text:p>
          </table:table-cell>
          <table:table-cell office:value-type="float" office:value="0.00735" calcext:value-type="float">
            <text:p>0,00735</text:p>
          </table:table-cell>
          <table:table-cell office:value-type="float" office:value="0.007101" calcext:value-type="float">
            <text:p>0,007101</text:p>
          </table:table-cell>
          <table:table-cell office:value-type="float" office:value="0.006861" calcext:value-type="float">
            <text:p>0,006861</text:p>
          </table:table-cell>
          <table:table-cell office:value-type="float" office:value="0.006835" calcext:value-type="float">
            <text:p>0,006835</text:p>
          </table:table-cell>
          <table:table-cell table:formula="of:=AVERAGE([.B46:.K46])" office:value-type="float" office:value="0.0085869" calcext:value-type="float">
            <text:p>8,59E-03</text:p>
          </table:table-cell>
        </table:table-row>
        <table:table-row table:style-name="ro1">
          <table:table-cell office:value-type="float" office:value="139200" calcext:value-type="float">
            <text:p>139200</text:p>
          </table:table-cell>
          <table:table-cell office:value-type="float" office:value="0.014311" calcext:value-type="float">
            <text:p>0,014311</text:p>
          </table:table-cell>
          <table:table-cell office:value-type="float" office:value="0.010504" calcext:value-type="float">
            <text:p>0,010504</text:p>
          </table:table-cell>
          <table:table-cell office:value-type="float" office:value="0.008208" calcext:value-type="float">
            <text:p>0,008208</text:p>
          </table:table-cell>
          <table:table-cell office:value-type="float" office:value="0.007741" calcext:value-type="float">
            <text:p>0,007741</text:p>
          </table:table-cell>
          <table:table-cell office:value-type="float" office:value="0.007975" calcext:value-type="float">
            <text:p>0,007975</text:p>
          </table:table-cell>
          <table:table-cell office:value-type="float" office:value="0.007531" calcext:value-type="float">
            <text:p>0,007531</text:p>
          </table:table-cell>
          <table:table-cell office:value-type="float" office:value="0.007517" calcext:value-type="float">
            <text:p>0,007517</text:p>
          </table:table-cell>
          <table:table-cell office:value-type="float" office:value="0.007454" calcext:value-type="float">
            <text:p>0,007454</text:p>
          </table:table-cell>
          <table:table-cell office:value-type="float" office:value="0.007377" calcext:value-type="float">
            <text:p>0,007377</text:p>
          </table:table-cell>
          <table:table-cell office:value-type="float" office:value="0.007317" calcext:value-type="float">
            <text:p>0,007317</text:p>
          </table:table-cell>
          <table:table-cell table:formula="of:=AVERAGE([.B47:.K47])" office:value-type="float" office:value="0.0085935" calcext:value-type="float">
            <text:p>8,59E-03</text:p>
          </table:table-cell>
        </table:table-row>
        <table:table-row table:style-name="ro1">
          <table:table-cell office:value-type="float" office:value="146800" calcext:value-type="float">
            <text:p>146800</text:p>
          </table:table-cell>
          <table:table-cell office:value-type="float" office:value="0.015437" calcext:value-type="float">
            <text:p>0,015437</text:p>
          </table:table-cell>
          <table:table-cell office:value-type="float" office:value="0.012253" calcext:value-type="float">
            <text:p>0,012253</text:p>
          </table:table-cell>
          <table:table-cell office:value-type="float" office:value="0.009298" calcext:value-type="float">
            <text:p>0,009298</text:p>
          </table:table-cell>
          <table:table-cell office:value-type="float" office:value="0.008472" calcext:value-type="float">
            <text:p>0,008472</text:p>
          </table:table-cell>
          <table:table-cell office:value-type="float" office:value="0.008358" calcext:value-type="float">
            <text:p>0,008358</text:p>
          </table:table-cell>
          <table:table-cell office:value-type="float" office:value="0.00831" calcext:value-type="float">
            <text:p>0,00831</text:p>
          </table:table-cell>
          <table:table-cell office:value-type="float" office:value="0.007942" calcext:value-type="float">
            <text:p>0,007942</text:p>
          </table:table-cell>
          <table:table-cell office:value-type="float" office:value="0.007872" calcext:value-type="float">
            <text:p>0,007872</text:p>
          </table:table-cell>
          <table:table-cell office:value-type="float" office:value="0.007971" calcext:value-type="float">
            <text:p>0,007971</text:p>
          </table:table-cell>
          <table:table-cell office:value-type="float" office:value="0.008334" calcext:value-type="float">
            <text:p>0,008334</text:p>
          </table:table-cell>
          <table:table-cell table:formula="of:=AVERAGE([.B48:.K48])" office:value-type="float" office:value="0.0094247" calcext:value-type="float">
            <text:p>9,42E-03</text:p>
          </table:table-cell>
        </table:table-row>
        <table:table-row table:style-name="ro1">
          <table:table-cell office:value-type="float" office:value="154400" calcext:value-type="float">
            <text:p>154400</text:p>
          </table:table-cell>
          <table:table-cell office:value-type="float" office:value="0.017612" calcext:value-type="float">
            <text:p>0,017612</text:p>
          </table:table-cell>
          <table:table-cell office:value-type="float" office:value="0.012141" calcext:value-type="float">
            <text:p>0,012141</text:p>
          </table:table-cell>
          <table:table-cell office:value-type="float" office:value="0.009347" calcext:value-type="float">
            <text:p>0,009347</text:p>
          </table:table-cell>
          <table:table-cell office:value-type="float" office:value="0.008681" calcext:value-type="float">
            <text:p>0,008681</text:p>
          </table:table-cell>
          <table:table-cell office:value-type="float" office:value="0.008578" calcext:value-type="float">
            <text:p>0,008578</text:p>
          </table:table-cell>
          <table:table-cell office:value-type="float" office:value="0.008772" calcext:value-type="float">
            <text:p>0,008772</text:p>
          </table:table-cell>
          <table:table-cell office:value-type="float" office:value="0.008211" calcext:value-type="float">
            <text:p>0,008211</text:p>
          </table:table-cell>
          <table:table-cell office:value-type="float" office:value="0.008169" calcext:value-type="float">
            <text:p>0,008169</text:p>
          </table:table-cell>
          <table:table-cell office:value-type="float" office:value="0.008231" calcext:value-type="float">
            <text:p>0,008231</text:p>
          </table:table-cell>
          <table:table-cell office:value-type="float" office:value="0.008368" calcext:value-type="float">
            <text:p>0,008368</text:p>
          </table:table-cell>
          <table:table-cell table:formula="of:=AVERAGE([.B49:.K49])" office:value-type="float" office:value="0.009811" calcext:value-type="float">
            <text:p>9,81E-03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1796" calcext:value-type="float">
            <text:p>0,01796</text:p>
          </table:table-cell>
          <table:table-cell office:value-type="float" office:value="0.01271" calcext:value-type="float">
            <text:p>0,01271</text:p>
          </table:table-cell>
          <table:table-cell office:value-type="float" office:value="0.010207" calcext:value-type="float">
            <text:p>0,010207</text:p>
          </table:table-cell>
          <table:table-cell office:value-type="float" office:value="0.009229" calcext:value-type="float">
            <text:p>0,009229</text:p>
          </table:table-cell>
          <table:table-cell office:value-type="float" office:value="0.008951" calcext:value-type="float">
            <text:p>0,008951</text:p>
          </table:table-cell>
          <table:table-cell office:value-type="float" office:value="0.008721" calcext:value-type="float">
            <text:p>0,008721</text:p>
          </table:table-cell>
          <table:table-cell office:value-type="float" office:value="0.009673" calcext:value-type="float">
            <text:p>0,009673</text:p>
          </table:table-cell>
          <table:table-cell office:value-type="float" office:value="0.008775" calcext:value-type="float">
            <text:p>0,008775</text:p>
          </table:table-cell>
          <table:table-cell office:value-type="float" office:value="0.009114" calcext:value-type="float">
            <text:p>0,009114</text:p>
          </table:table-cell>
          <table:table-cell office:value-type="float" office:value="0.008665" calcext:value-type="float">
            <text:p>0,008665</text:p>
          </table:table-cell>
          <table:table-cell table:formula="of:=AVERAGE([.B50:.K50])" office:value-type="float" office:value="0.0104005" calcext:value-type="float">
            <text:p>1,04E-02</text:p>
          </table:table-cell>
        </table:table-row>
        <table:table-row table:style-name="ro1">
          <table:table-cell office:value-type="float" office:value="169600" calcext:value-type="float">
            <text:p>169600</text:p>
          </table:table-cell>
          <table:table-cell office:value-type="float" office:value="0.018328" calcext:value-type="float">
            <text:p>0,018328</text:p>
          </table:table-cell>
          <table:table-cell office:value-type="float" office:value="0.013652" calcext:value-type="float">
            <text:p>0,013652</text:p>
          </table:table-cell>
          <table:table-cell office:value-type="float" office:value="0.01051" calcext:value-type="float">
            <text:p>0,01051</text:p>
          </table:table-cell>
          <table:table-cell office:value-type="float" office:value="0.009396" calcext:value-type="float">
            <text:p>0,009396</text:p>
          </table:table-cell>
          <table:table-cell office:value-type="float" office:value="0.009253" calcext:value-type="float">
            <text:p>0,009253</text:p>
          </table:table-cell>
          <table:table-cell office:value-type="float" office:value="0.009158" calcext:value-type="float">
            <text:p>0,009158</text:p>
          </table:table-cell>
          <table:table-cell office:value-type="float" office:value="0.009099" calcext:value-type="float">
            <text:p>0,009099</text:p>
          </table:table-cell>
          <table:table-cell office:value-type="float" office:value="0.009231" calcext:value-type="float">
            <text:p>0,009231</text:p>
          </table:table-cell>
          <table:table-cell office:value-type="float" office:value="0.009044" calcext:value-type="float">
            <text:p>0,009044</text:p>
          </table:table-cell>
          <table:table-cell office:value-type="float" office:value="0.009129" calcext:value-type="float">
            <text:p>0,009129</text:p>
          </table:table-cell>
          <table:table-cell table:formula="of:=AVERAGE([.B51:.K51])" office:value-type="float" office:value="0.01068" calcext:value-type="float">
            <text:p>1,07E-02</text:p>
          </table:table-cell>
        </table:table-row>
        <table:table-row table:style-name="ro1">
          <table:table-cell office:value-type="float" office:value="177200" calcext:value-type="float">
            <text:p>177200</text:p>
          </table:table-cell>
          <table:table-cell office:value-type="float" office:value="0.018569" calcext:value-type="float">
            <text:p>0,018569</text:p>
          </table:table-cell>
          <table:table-cell office:value-type="float" office:value="0.01389" calcext:value-type="float">
            <text:p>0,01389</text:p>
          </table:table-cell>
          <table:table-cell office:value-type="float" office:value="0.010777" calcext:value-type="float">
            <text:p>0,010777</text:p>
          </table:table-cell>
          <table:table-cell office:value-type="float" office:value="0.010017" calcext:value-type="float">
            <text:p>0,010017</text:p>
          </table:table-cell>
          <table:table-cell office:value-type="float" office:value="0.009972" calcext:value-type="float">
            <text:p>0,009972</text:p>
          </table:table-cell>
          <table:table-cell office:value-type="float" office:value="0.009716" calcext:value-type="float">
            <text:p>0,009716</text:p>
          </table:table-cell>
          <table:table-cell office:value-type="float" office:value="0.009645" calcext:value-type="float">
            <text:p>0,009645</text:p>
          </table:table-cell>
          <table:table-cell office:value-type="float" office:value="0.009455" calcext:value-type="float">
            <text:p>0,009455</text:p>
          </table:table-cell>
          <table:table-cell office:value-type="float" office:value="0.010202" calcext:value-type="float">
            <text:p>0,010202</text:p>
          </table:table-cell>
          <table:table-cell office:value-type="float" office:value="0.010858" calcext:value-type="float">
            <text:p>0,010858</text:p>
          </table:table-cell>
          <table:table-cell table:formula="of:=AVERAGE([.B52:.K52])" office:value-type="float" office:value="0.0113101" calcext:value-type="float">
            <text:p>1,13E-02</text:p>
          </table:table-cell>
        </table:table-row>
        <table:table-row table:style-name="ro1">
          <table:table-cell office:value-type="float" office:value="184800" calcext:value-type="float">
            <text:p>184800</text:p>
          </table:table-cell>
          <table:table-cell office:value-type="float" office:value="0.019878" calcext:value-type="float">
            <text:p>0,019878</text:p>
          </table:table-cell>
          <table:table-cell office:value-type="float" office:value="0.014685" calcext:value-type="float">
            <text:p>0,014685</text:p>
          </table:table-cell>
          <table:table-cell office:value-type="float" office:value="0.011201" calcext:value-type="float">
            <text:p>0,011201</text:p>
          </table:table-cell>
          <table:table-cell office:value-type="float" office:value="0.010453" calcext:value-type="float">
            <text:p>0,010453</text:p>
          </table:table-cell>
          <table:table-cell office:value-type="float" office:value="0.010361" calcext:value-type="float">
            <text:p>0,010361</text:p>
          </table:table-cell>
          <table:table-cell office:value-type="float" office:value="0.010053" calcext:value-type="float">
            <text:p>0,010053</text:p>
          </table:table-cell>
          <table:table-cell office:value-type="float" office:value="0.009906" calcext:value-type="float">
            <text:p>0,009906</text:p>
          </table:table-cell>
          <table:table-cell office:value-type="float" office:value="0.010024" calcext:value-type="float">
            <text:p>0,010024</text:p>
          </table:table-cell>
          <table:table-cell office:value-type="float" office:value="0.011521" calcext:value-type="float">
            <text:p>0,011521</text:p>
          </table:table-cell>
          <table:table-cell office:value-type="float" office:value="0.010446" calcext:value-type="float">
            <text:p>0,010446</text:p>
          </table:table-cell>
          <table:table-cell table:formula="of:=AVERAGE([.B53:.K53])" office:value-type="float" office:value="0.0118528" calcext:value-type="float">
            <text:p>1,19E-02</text:p>
          </table:table-cell>
        </table:table-row>
        <table:table-row table:style-name="ro1">
          <table:table-cell office:value-type="float" office:value="192400" calcext:value-type="float">
            <text:p>192400</text:p>
          </table:table-cell>
          <table:table-cell office:value-type="float" office:value="0.020936" calcext:value-type="float">
            <text:p>0,020936</text:p>
          </table:table-cell>
          <table:table-cell office:value-type="float" office:value="0.014979" calcext:value-type="float">
            <text:p>0,014979</text:p>
          </table:table-cell>
          <table:table-cell office:value-type="float" office:value="0.011777" calcext:value-type="float">
            <text:p>0,011777</text:p>
          </table:table-cell>
          <table:table-cell office:value-type="float" office:value="0.010946" calcext:value-type="float">
            <text:p>0,010946</text:p>
          </table:table-cell>
          <table:table-cell office:value-type="float" office:value="0.010662" calcext:value-type="float">
            <text:p>0,010662</text:p>
          </table:table-cell>
          <table:table-cell office:value-type="float" office:value="0.010865" calcext:value-type="float">
            <text:p>0,010865</text:p>
          </table:table-cell>
          <table:table-cell office:value-type="float" office:value="0.010492" calcext:value-type="float">
            <text:p>0,010492</text:p>
          </table:table-cell>
          <table:table-cell office:value-type="float" office:value="0.010739" calcext:value-type="float">
            <text:p>0,010739</text:p>
          </table:table-cell>
          <table:table-cell office:value-type="float" office:value="0.011764" calcext:value-type="float">
            <text:p>0,011764</text:p>
          </table:table-cell>
          <table:table-cell office:value-type="float" office:value="0.01094" calcext:value-type="float">
            <text:p>0,01094</text:p>
          </table:table-cell>
          <table:table-cell table:formula="of:=AVERAGE([.B54:.K54])" office:value-type="float" office:value="0.01241" calcext:value-type="float">
            <text:p>1,24E-02</text:p>
          </table:table-cell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1632" calcext:value-type="float">
            <text:p>1,63E-03</text:p>
          </table:table-cell>
          <table:table-cell table:style-name="ce1" office:value-type="float" office:value="0.000693" calcext:value-type="float">
            <text:p>6,93E-04</text:p>
          </table:table-cell>
          <table:table-cell table:style-name="ce1" office:value-type="float" office:value="0.000583" calcext:value-type="float">
            <text:p>5,83E-04</text:p>
          </table:table-cell>
          <table:table-cell table:style-name="ce1" office:value-type="float" office:value="0.000604" calcext:value-type="float">
            <text:p>6,04E-04</text:p>
          </table:table-cell>
          <table:table-cell table:style-name="ce1" office:value-type="float" office:value="0.00066" calcext:value-type="float">
            <text:p>6,60E-04</text:p>
          </table:table-cell>
          <table:table-cell table:style-name="ce1" office:value-type="float" office:value="0.000694" calcext:value-type="float">
            <text:p>6,94E-04</text:p>
          </table:table-cell>
          <table:table-cell table:style-name="ce1" office:value-type="float" office:value="0.000693" calcext:value-type="float">
            <text:p>6,93E-04</text:p>
          </table:table-cell>
          <table:table-cell table:style-name="ce1" office:value-type="float" office:value="0.000594" calcext:value-type="float">
            <text:p>5,94E-04</text:p>
          </table:table-cell>
          <table:table-cell table:style-name="ce1" office:value-type="float" office:value="0.000572" calcext:value-type="float">
            <text:p>5,72E-04</text:p>
          </table:table-cell>
          <table:table-cell table:style-name="ce1" office:value-type="float" office:value="0.000575" calcext:value-type="float">
            <text:p>5,75E-04</text:p>
          </table:table-cell>
          <table:table-cell table:formula="of:=AVERAGE([.B58:.K58])" office:value-type="float" office:value="0.00073" calcext:value-type="float">
            <text:p>7,30E-04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1587" calcext:value-type="float">
            <text:p>0,001587</text:p>
          </table:table-cell>
          <table:table-cell office:value-type="float" office:value="0.00131" calcext:value-type="float">
            <text:p>0,00131</text:p>
          </table:table-cell>
          <table:table-cell office:value-type="float" office:value="0.001052" calcext:value-type="float">
            <text:p>0,001052</text:p>
          </table:table-cell>
          <table:table-cell office:value-type="float" office:value="0.001026" calcext:value-type="float">
            <text:p>0,001026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1017" calcext:value-type="float">
            <text:p>0,001017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0981" calcext:value-type="float">
            <text:p>0,000981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097" calcext:value-type="float">
            <text:p>0,00097</text:p>
          </table:table-cell>
          <table:table-cell table:formula="of:=AVERAGE([.B59:.K59])" office:value-type="float" office:value="0.0010908" calcext:value-type="float">
            <text:p>1,09E-03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521" calcext:value-type="float">
            <text:p>0,001521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463" calcext:value-type="float">
            <text:p>0,001463</text:p>
          </table:table-cell>
          <table:table-cell office:value-type="float" office:value="0.001575" calcext:value-type="float">
            <text:p>0,001575</text:p>
          </table:table-cell>
          <table:table-cell office:value-type="float" office:value="0.001429" calcext:value-type="float">
            <text:p>0,001429</text:p>
          </table:table-cell>
          <table:table-cell table:number-columns-repeated="2" office:value-type="float" office:value="0.00143" calcext:value-type="float">
            <text:p>0,00143</text:p>
          </table:table-cell>
          <table:table-cell office:value-type="float" office:value="0.001407" calcext:value-type="float">
            <text:p>0,001407</text:p>
          </table:table-cell>
          <table:table-cell table:formula="of:=AVERAGE([.B60:.K60])" office:value-type="float" office:value="0.0015811" calcext:value-type="float">
            <text:p>1,58E-03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003694" calcext:value-type="float">
            <text:p>0,003694</text:p>
          </table:table-cell>
          <table:table-cell office:value-type="float" office:value="0.003048" calcext:value-type="float">
            <text:p>0,003048</text:p>
          </table:table-cell>
          <table:table-cell office:value-type="float" office:value="0.002817" calcext:value-type="float">
            <text:p>0,002817</text:p>
          </table:table-cell>
          <table:table-cell office:value-type="float" office:value="0.002594" calcext:value-type="float">
            <text:p>0,002594</text:p>
          </table:table-cell>
          <table:table-cell office:value-type="float" office:value="0.002589" calcext:value-type="float">
            <text:p>0,002589</text:p>
          </table:table-cell>
          <table:table-cell office:value-type="float" office:value="0.002503" calcext:value-type="float">
            <text:p>0,002503</text:p>
          </table:table-cell>
          <table:table-cell office:value-type="float" office:value="0.002449" calcext:value-type="float">
            <text:p>0,002449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2389" calcext:value-type="float">
            <text:p>0,002389</text:p>
          </table:table-cell>
          <table:table-cell office:value-type="float" office:value="0.002062" calcext:value-type="float">
            <text:p>0,002062</text:p>
          </table:table-cell>
          <table:table-cell table:formula="of:=AVERAGE([.B61:.K61])" office:value-type="float" office:value="0.0026586" calcext:value-type="float">
            <text:p>2,66E-03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0.003585" calcext:value-type="float">
            <text:p>0,003585</text:p>
          </table:table-cell>
          <table:table-cell office:value-type="float" office:value="0.002828" calcext:value-type="float">
            <text:p>0,002828</text:p>
          </table:table-cell>
          <table:table-cell office:value-type="float" office:value="0.002324" calcext:value-type="float">
            <text:p>0,002324</text:p>
          </table:table-cell>
          <table:table-cell office:value-type="float" office:value="0.002495" calcext:value-type="float">
            <text:p>0,002495</text:p>
          </table:table-cell>
          <table:table-cell office:value-type="float" office:value="0.002199" calcext:value-type="float">
            <text:p>0,002199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2143" calcext:value-type="float">
            <text:p>0,002143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2119" calcext:value-type="float">
            <text:p>0,002119</text:p>
          </table:table-cell>
          <table:table-cell office:value-type="float" office:value="0.002071" calcext:value-type="float">
            <text:p>0,002071</text:p>
          </table:table-cell>
          <table:table-cell table:formula="of:=AVERAGE([.B62:.K62])" office:value-type="float" office:value="0.0023974" calcext:value-type="float">
            <text:p>2,40E-0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4489" calcext:value-type="float">
            <text:p>0,004489</text:p>
          </table:table-cell>
          <table:table-cell office:value-type="float" office:value="0.003389" calcext:value-type="float">
            <text:p>0,003389</text:p>
          </table:table-cell>
          <table:table-cell office:value-type="float" office:value="0.003028" calcext:value-type="float">
            <text:p>0,003028</text:p>
          </table:table-cell>
          <table:table-cell office:value-type="float" office:value="0.002623" calcext:value-type="float">
            <text:p>0,002623</text:p>
          </table:table-cell>
          <table:table-cell office:value-type="float" office:value="0.002616" calcext:value-type="float">
            <text:p>0,002616</text:p>
          </table:table-cell>
          <table:table-cell office:value-type="float" office:value="0.002511" calcext:value-type="float">
            <text:p>0,002511</text:p>
          </table:table-cell>
          <table:table-cell office:value-type="float" office:value="0.002556" calcext:value-type="float">
            <text:p>0,002556</text:p>
          </table:table-cell>
          <table:table-cell office:value-type="float" office:value="0.002573" calcext:value-type="float">
            <text:p>0,002573</text:p>
          </table:table-cell>
          <table:table-cell office:value-type="float" office:value="0.002504" calcext:value-type="float">
            <text:p>0,002504</text:p>
          </table:table-cell>
          <table:table-cell office:value-type="float" office:value="0.002548" calcext:value-type="float">
            <text:p>0,002548</text:p>
          </table:table-cell>
          <table:table-cell table:formula="of:=AVERAGE([.B63:.K63])" office:value-type="float" office:value="0.0028837" calcext:value-type="float">
            <text:p>2,88E-03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.005111" calcext:value-type="float">
            <text:p>0,005111</text:p>
          </table:table-cell>
          <table:table-cell office:value-type="float" office:value="0.003966" calcext:value-type="float">
            <text:p>0,003966</text:p>
          </table:table-cell>
          <table:table-cell office:value-type="float" office:value="0.003232" calcext:value-type="float">
            <text:p>0,003232</text:p>
          </table:table-cell>
          <table:table-cell office:value-type="float" office:value="0.003018" calcext:value-type="float">
            <text:p>0,003018</text:p>
          </table:table-cell>
          <table:table-cell office:value-type="float" office:value="0.002998" calcext:value-type="float">
            <text:p>0,002998</text:p>
          </table:table-cell>
          <table:table-cell office:value-type="float" office:value="0.002971" calcext:value-type="float">
            <text:p>0,002971</text:p>
          </table:table-cell>
          <table:table-cell office:value-type="float" office:value="0.002872" calcext:value-type="float">
            <text:p>0,002872</text:p>
          </table:table-cell>
          <table:table-cell office:value-type="float" office:value="0.002732" calcext:value-type="float">
            <text:p>0,002732</text:p>
          </table:table-cell>
          <table:table-cell office:value-type="float" office:value="0.002803" calcext:value-type="float">
            <text:p>0,002803</text:p>
          </table:table-cell>
          <table:table-cell office:value-type="float" office:value="0.002781" calcext:value-type="float">
            <text:p>0,002781</text:p>
          </table:table-cell>
          <table:table-cell table:formula="of:=AVERAGE([.B64:.K64])" office:value-type="float" office:value="0.0032484" calcext:value-type="float">
            <text:p>3,25E-03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0.005838" calcext:value-type="float">
            <text:p>0,005838</text:p>
          </table:table-cell>
          <table:table-cell office:value-type="float" office:value="0.004403" calcext:value-type="float">
            <text:p>0,004403</text:p>
          </table:table-cell>
          <table:table-cell office:value-type="float" office:value="0.003747" calcext:value-type="float">
            <text:p>0,003747</text:p>
          </table:table-cell>
          <table:table-cell office:value-type="float" office:value="0.003423" calcext:value-type="float">
            <text:p>0,003423</text:p>
          </table:table-cell>
          <table:table-cell office:value-type="float" office:value="0.003158" calcext:value-type="float">
            <text:p>0,003158</text:p>
          </table:table-cell>
          <table:table-cell office:value-type="float" office:value="0.003262" calcext:value-type="float">
            <text:p>0,003262</text:p>
          </table:table-cell>
          <table:table-cell office:value-type="float" office:value="0.003151" calcext:value-type="float">
            <text:p>0,003151</text:p>
          </table:table-cell>
          <table:table-cell office:value-type="float" office:value="0.003178" calcext:value-type="float">
            <text:p>0,003178</text:p>
          </table:table-cell>
          <table:table-cell office:value-type="float" office:value="0.003067" calcext:value-type="float">
            <text:p>0,003067</text:p>
          </table:table-cell>
          <table:table-cell office:value-type="float" office:value="0.003022" calcext:value-type="float">
            <text:p>0,003022</text:p>
          </table:table-cell>
          <table:table-cell table:formula="of:=AVERAGE([.B65:.K65])" office:value-type="float" office:value="0.0036249" calcext:value-type="float">
            <text:p>3,62E-03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.006653" calcext:value-type="float">
            <text:p>0,006653</text:p>
          </table:table-cell>
          <table:table-cell office:value-type="float" office:value="0.004868" calcext:value-type="float">
            <text:p>0,004868</text:p>
          </table:table-cell>
          <table:table-cell office:value-type="float" office:value="0.004035" calcext:value-type="float">
            <text:p>0,004035</text:p>
          </table:table-cell>
          <table:table-cell office:value-type="float" office:value="0.003703" calcext:value-type="float">
            <text:p>0,003703</text:p>
          </table:table-cell>
          <table:table-cell office:value-type="float" office:value="0.003834" calcext:value-type="float">
            <text:p>0,003834</text:p>
          </table:table-cell>
          <table:table-cell office:value-type="float" office:value="0.003945" calcext:value-type="float">
            <text:p>0,003945</text:p>
          </table:table-cell>
          <table:table-cell office:value-type="float" office:value="0.003697" calcext:value-type="float">
            <text:p>0,003697</text:p>
          </table:table-cell>
          <table:table-cell office:value-type="float" office:value="0.004311" calcext:value-type="float">
            <text:p>0,004311</text:p>
          </table:table-cell>
          <table:table-cell office:value-type="float" office:value="0.003808" calcext:value-type="float">
            <text:p>0,003808</text:p>
          </table:table-cell>
          <table:table-cell office:value-type="float" office:value="0.003608" calcext:value-type="float">
            <text:p>0,003608</text:p>
          </table:table-cell>
          <table:table-cell table:formula="of:=AVERAGE([.B66:.K66])" office:value-type="float" office:value="0.0042462" calcext:value-type="float">
            <text:p>4,25E-03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0.007611" calcext:value-type="float">
            <text:p>0,007611</text:p>
          </table:table-cell>
          <table:table-cell office:value-type="float" office:value="0.005764" calcext:value-type="float">
            <text:p>0,005764</text:p>
          </table:table-cell>
          <table:table-cell office:value-type="float" office:value="0.004513" calcext:value-type="float">
            <text:p>0,004513</text:p>
          </table:table-cell>
          <table:table-cell office:value-type="float" office:value="0.00434" calcext:value-type="float">
            <text:p>0,00434</text:p>
          </table:table-cell>
          <table:table-cell office:value-type="float" office:value="0.004219" calcext:value-type="float">
            <text:p>0,004219</text:p>
          </table:table-cell>
          <table:table-cell office:value-type="float" office:value="0.004157" calcext:value-type="float">
            <text:p>0,004157</text:p>
          </table:table-cell>
          <table:table-cell office:value-type="float" office:value="0.004041" calcext:value-type="float">
            <text:p>0,004041</text:p>
          </table:table-cell>
          <table:table-cell office:value-type="float" office:value="0.004008" calcext:value-type="float">
            <text:p>0,004008</text:p>
          </table:table-cell>
          <table:table-cell office:value-type="float" office:value="0.003838" calcext:value-type="float">
            <text:p>0,003838</text:p>
          </table:table-cell>
          <table:table-cell office:value-type="float" office:value="0.00381" calcext:value-type="float">
            <text:p>0,00381</text:p>
          </table:table-cell>
          <table:table-cell table:formula="of:=AVERAGE([.B67:.K67])" office:value-type="float" office:value="0.0046301" calcext:value-type="float">
            <text:p>4,63E-03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8349" calcext:value-type="float">
            <text:p>0,008349</text:p>
          </table:table-cell>
          <table:table-cell office:value-type="float" office:value="0.006015" calcext:value-type="float">
            <text:p>0,006015</text:p>
          </table:table-cell>
          <table:table-cell office:value-type="float" office:value="0.004824" calcext:value-type="float">
            <text:p>0,004824</text:p>
          </table:table-cell>
          <table:table-cell office:value-type="float" office:value="0.004584" calcext:value-type="float">
            <text:p>0,004584</text:p>
          </table:table-cell>
          <table:table-cell office:value-type="float" office:value="0.004347" calcext:value-type="float">
            <text:p>0,004347</text:p>
          </table:table-cell>
          <table:table-cell office:value-type="float" office:value="0.004248" calcext:value-type="float">
            <text:p>0,004248</text:p>
          </table:table-cell>
          <table:table-cell office:value-type="float" office:value="0.00421" calcext:value-type="float">
            <text:p>0,00421</text:p>
          </table:table-cell>
          <table:table-cell office:value-type="float" office:value="0.004236" calcext:value-type="float">
            <text:p>0,004236</text:p>
          </table:table-cell>
          <table:table-cell office:value-type="float" office:value="0.004313" calcext:value-type="float">
            <text:p>0,004313</text:p>
          </table:table-cell>
          <table:table-cell office:value-type="float" office:value="0.004459" calcext:value-type="float">
            <text:p>0,004459</text:p>
          </table:table-cell>
          <table:table-cell table:formula="of:=AVERAGE([.B68:.K68])" office:value-type="float" office:value="0.0049585" calcext:value-type="float">
            <text:p>4,96E-03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.009442" calcext:value-type="float">
            <text:p>0,009442</text:p>
          </table:table-cell>
          <table:table-cell office:value-type="float" office:value="0.006819" calcext:value-type="float">
            <text:p>0,006819</text:p>
          </table:table-cell>
          <table:table-cell office:value-type="float" office:value="0.005459" calcext:value-type="float">
            <text:p>0,005459</text:p>
          </table:table-cell>
          <table:table-cell office:value-type="float" office:value="0.005215" calcext:value-type="float">
            <text:p>0,005215</text:p>
          </table:table-cell>
          <table:table-cell office:value-type="float" office:value="0.005082" calcext:value-type="float">
            <text:p>0,005082</text:p>
          </table:table-cell>
          <table:table-cell office:value-type="float" office:value="0.005042" calcext:value-type="float">
            <text:p>0,005042</text:p>
          </table:table-cell>
          <table:table-cell office:value-type="float" office:value="0.004943" calcext:value-type="float">
            <text:p>0,004943</text:p>
          </table:table-cell>
          <table:table-cell office:value-type="float" office:value="0.004837" calcext:value-type="float">
            <text:p>0,004837</text:p>
          </table:table-cell>
          <table:table-cell office:value-type="float" office:value="0.004771" calcext:value-type="float">
            <text:p>0,004771</text:p>
          </table:table-cell>
          <table:table-cell office:value-type="float" office:value="0.004687" calcext:value-type="float">
            <text:p>0,004687</text:p>
          </table:table-cell>
          <table:table-cell table:formula="of:=AVERAGE([.B69:.K69])" office:value-type="float" office:value="0.0056297" calcext:value-type="float">
            <text:p>5,63E-03</text:p>
          </table:table-cell>
        </table:table-row>
        <table:table-row table:style-name="ro1">
          <table:table-cell office:value-type="float" office:value="101200" calcext:value-type="float">
            <text:p>101200</text:p>
          </table:table-cell>
          <table:table-cell office:value-type="float" office:value="0.009809" calcext:value-type="float">
            <text:p>0,009809</text:p>
          </table:table-cell>
          <table:table-cell office:value-type="float" office:value="0.007225" calcext:value-type="float">
            <text:p>0,007225</text:p>
          </table:table-cell>
          <table:table-cell office:value-type="float" office:value="0.005722" calcext:value-type="float">
            <text:p>0,005722</text:p>
          </table:table-cell>
          <table:table-cell office:value-type="float" office:value="0.005395" calcext:value-type="float">
            <text:p>0,005395</text:p>
          </table:table-cell>
          <table:table-cell office:value-type="float" office:value="0.005221" calcext:value-type="float">
            <text:p>0,005221</text:p>
          </table:table-cell>
          <table:table-cell office:value-type="float" office:value="0.005445" calcext:value-type="float">
            <text:p>0,005445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54" calcext:value-type="float">
            <text:p>0,00554</text:p>
          </table:table-cell>
          <table:table-cell office:value-type="float" office:value="0.00561" calcext:value-type="float">
            <text:p>0,00561</text:p>
          </table:table-cell>
          <table:table-cell office:value-type="float" office:value="0.005546" calcext:value-type="float">
            <text:p>0,005546</text:p>
          </table:table-cell>
          <table:table-cell table:formula="of:=AVERAGE([.B70:.K70])" office:value-type="float" office:value="0.0060739" calcext:value-type="float">
            <text:p>6,07E-03</text:p>
          </table:table-cell>
        </table:table-row>
        <table:table-row table:style-name="ro1">
          <table:table-cell office:value-type="float" office:value="108800" calcext:value-type="float">
            <text:p>108800</text:p>
          </table:table-cell>
          <table:table-cell office:value-type="float" office:value="0.010898" calcext:value-type="float">
            <text:p>0,010898</text:p>
          </table:table-cell>
          <table:table-cell office:value-type="float" office:value="0.007952" calcext:value-type="float">
            <text:p>0,007952</text:p>
          </table:table-cell>
          <table:table-cell office:value-type="float" office:value="0.006461" calcext:value-type="float">
            <text:p>0,006461</text:p>
          </table:table-cell>
          <table:table-cell office:value-type="float" office:value="0.005838" calcext:value-type="float">
            <text:p>0,005838</text:p>
          </table:table-cell>
          <table:table-cell office:value-type="float" office:value="0.005836" calcext:value-type="float">
            <text:p>0,005836</text:p>
          </table:table-cell>
          <table:table-cell office:value-type="float" office:value="0.005487" calcext:value-type="float">
            <text:p>0,005487</text:p>
          </table:table-cell>
          <table:table-cell office:value-type="float" office:value="0.005515" calcext:value-type="float">
            <text:p>0,005515</text:p>
          </table:table-cell>
          <table:table-cell office:value-type="float" office:value="0.005492" calcext:value-type="float">
            <text:p>0,005492</text:p>
          </table:table-cell>
          <table:table-cell office:value-type="float" office:value="0.005397" calcext:value-type="float">
            <text:p>0,005397</text:p>
          </table:table-cell>
          <table:table-cell office:value-type="float" office:value="0.005509" calcext:value-type="float">
            <text:p>0,005509</text:p>
          </table:table-cell>
          <table:table-cell table:formula="of:=AVERAGE([.B71:.K71])" office:value-type="float" office:value="0.0064385" calcext:value-type="float">
            <text:p>6,44E-03</text:p>
          </table:table-cell>
        </table:table-row>
        <table:table-row table:style-name="ro1">
          <table:table-cell office:value-type="float" office:value="116400" calcext:value-type="float">
            <text:p>116400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08147" calcext:value-type="float">
            <text:p>0,008147</text:p>
          </table:table-cell>
          <table:table-cell office:value-type="float" office:value="0.006492" calcext:value-type="float">
            <text:p>0,006492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0.006544" calcext:value-type="float">
            <text:p>0,006544</text:p>
          </table:table-cell>
          <table:table-cell office:value-type="float" office:value="0.006598" calcext:value-type="float">
            <text:p>0,006598</text:p>
          </table:table-cell>
          <table:table-cell office:value-type="float" office:value="0.006089" calcext:value-type="float">
            <text:p>0,006089</text:p>
          </table:table-cell>
          <table:table-cell office:value-type="float" office:value="0.006249" calcext:value-type="float">
            <text:p>0,006249</text:p>
          </table:table-cell>
          <table:table-cell office:value-type="float" office:value="0.005997" calcext:value-type="float">
            <text:p>0,005997</text:p>
          </table:table-cell>
          <table:table-cell office:value-type="float" office:value="0.005879" calcext:value-type="float">
            <text:p>0,005879</text:p>
          </table:table-cell>
          <table:table-cell table:formula="of:=AVERAGE([.B72:.K72])" office:value-type="float" office:value="0.0069745" calcext:value-type="float">
            <text:p>6,97E-03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12714" calcext:value-type="float">
            <text:p>0,012714</text:p>
          </table:table-cell>
          <table:table-cell office:value-type="float" office:value="0.009282" calcext:value-type="float">
            <text:p>0,009282</text:p>
          </table:table-cell>
          <table:table-cell office:value-type="float" office:value="0.007186" calcext:value-type="float">
            <text:p>0,007186</text:p>
          </table:table-cell>
          <table:table-cell office:value-type="float" office:value="0.006794" calcext:value-type="float">
            <text:p>0,006794</text:p>
          </table:table-cell>
          <table:table-cell office:value-type="float" office:value="0.006522" calcext:value-type="float">
            <text:p>0,006522</text:p>
          </table:table-cell>
          <table:table-cell office:value-type="float" office:value="0.006241" calcext:value-type="float">
            <text:p>0,006241</text:p>
          </table:table-cell>
          <table:table-cell office:value-type="float" office:value="0.006159" calcext:value-type="float">
            <text:p>0,006159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606" calcext:value-type="float">
            <text:p>0,00606</text:p>
          </table:table-cell>
          <table:table-cell office:value-type="float" office:value="0.006164" calcext:value-type="float">
            <text:p>0,006164</text:p>
          </table:table-cell>
          <table:table-cell table:formula="of:=AVERAGE([.B73:.K73])" office:value-type="float" office:value="0.0073222" calcext:value-type="float">
            <text:p>7,32E-03</text:p>
          </table:table-cell>
        </table:table-row>
        <table:table-row table:style-name="ro1">
          <table:table-cell office:value-type="float" office:value="131600" calcext:value-type="float">
            <text:p>131600</text:p>
          </table:table-cell>
          <table:table-cell office:value-type="float" office:value="0.012956" calcext:value-type="float">
            <text:p>0,012956</text:p>
          </table:table-cell>
          <table:table-cell office:value-type="float" office:value="0.009438" calcext:value-type="float">
            <text:p>0,009438</text:p>
          </table:table-cell>
          <table:table-cell office:value-type="float" office:value="0.008276" calcext:value-type="float">
            <text:p>0,008276</text:p>
          </table:table-cell>
          <table:table-cell office:value-type="float" office:value="0.007212" calcext:value-type="float">
            <text:p>0,007212</text:p>
          </table:table-cell>
          <table:table-cell office:value-type="float" office:value="0.007124" calcext:value-type="float">
            <text:p>0,007124</text:p>
          </table:table-cell>
          <table:table-cell office:value-type="float" office:value="0.006757" calcext:value-type="float">
            <text:p>0,006757</text:p>
          </table:table-cell>
          <table:table-cell office:value-type="float" office:value="0.007055" calcext:value-type="float">
            <text:p>0,007055</text:p>
          </table:table-cell>
          <table:table-cell office:value-type="float" office:value="0.006746" calcext:value-type="float">
            <text:p>0,006746</text:p>
          </table:table-cell>
          <table:table-cell office:value-type="float" office:value="0.006497" calcext:value-type="float">
            <text:p>0,006497</text:p>
          </table:table-cell>
          <table:table-cell office:value-type="float" office:value="0.006417" calcext:value-type="float">
            <text:p>0,006417</text:p>
          </table:table-cell>
          <table:table-cell table:formula="of:=AVERAGE([.B74:.K74])" office:value-type="float" office:value="0.0078478" calcext:value-type="float">
            <text:p>7,85E-03</text:p>
          </table:table-cell>
        </table:table-row>
        <table:table-row table:style-name="ro1">
          <table:table-cell office:value-type="float" office:value="139200" calcext:value-type="float">
            <text:p>139200</text:p>
          </table:table-cell>
          <table:table-cell office:value-type="float" office:value="0.013832" calcext:value-type="float">
            <text:p>0,013832</text:p>
          </table:table-cell>
          <table:table-cell office:value-type="float" office:value="0.009865" calcext:value-type="float">
            <text:p>0,009865</text:p>
          </table:table-cell>
          <table:table-cell office:value-type="float" office:value="0.007715" calcext:value-type="float">
            <text:p>0,007715</text:p>
          </table:table-cell>
          <table:table-cell office:value-type="float" office:value="0.007241" calcext:value-type="float">
            <text:p>0,007241</text:p>
          </table:table-cell>
          <table:table-cell office:value-type="float" office:value="0.007109" calcext:value-type="float">
            <text:p>0,007109</text:p>
          </table:table-cell>
          <table:table-cell office:value-type="float" office:value="0.006968" calcext:value-type="float">
            <text:p>0,006968</text:p>
          </table:table-cell>
          <table:table-cell office:value-type="float" office:value="0.006963" calcext:value-type="float">
            <text:p>0,006963</text:p>
          </table:table-cell>
          <table:table-cell office:value-type="float" office:value="0.006956" calcext:value-type="float">
            <text:p>0,006956</text:p>
          </table:table-cell>
          <table:table-cell office:value-type="float" office:value="0.006942" calcext:value-type="float">
            <text:p>0,006942</text:p>
          </table:table-cell>
          <table:table-cell office:value-type="float" office:value="0.007241" calcext:value-type="float">
            <text:p>0,007241</text:p>
          </table:table-cell>
          <table:table-cell table:formula="of:=AVERAGE([.B75:.K75])" office:value-type="float" office:value="0.0080832" calcext:value-type="float">
            <text:p>8,08E-03</text:p>
          </table:table-cell>
        </table:table-row>
        <table:table-row table:style-name="ro1">
          <table:table-cell office:value-type="float" office:value="146800" calcext:value-type="float">
            <text:p>146800</text:p>
          </table:table-cell>
          <table:table-cell office:value-type="float" office:value="0.014907" calcext:value-type="float">
            <text:p>0,014907</text:p>
          </table:table-cell>
          <table:table-cell office:value-type="float" office:value="0.011389" calcext:value-type="float">
            <text:p>0,011389</text:p>
          </table:table-cell>
          <table:table-cell office:value-type="float" office:value="0.008508" calcext:value-type="float">
            <text:p>0,008508</text:p>
          </table:table-cell>
          <table:table-cell office:value-type="float" office:value="0.008468" calcext:value-type="float">
            <text:p>0,008468</text:p>
          </table:table-cell>
          <table:table-cell office:value-type="float" office:value="0.00784" calcext:value-type="float">
            <text:p>0,00784</text:p>
          </table:table-cell>
          <table:table-cell office:value-type="float" office:value="0.007638" calcext:value-type="float">
            <text:p>0,007638</text:p>
          </table:table-cell>
          <table:table-cell office:value-type="float" office:value="0.007385" calcext:value-type="float">
            <text:p>0,007385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723" calcext:value-type="float">
            <text:p>0,00723</text:p>
          </table:table-cell>
          <table:table-cell office:value-type="float" office:value="0.007359" calcext:value-type="float">
            <text:p>0,007359</text:p>
          </table:table-cell>
          <table:table-cell table:formula="of:=AVERAGE([.B76:.K76])" office:value-type="float" office:value="0.0088064" calcext:value-type="float">
            <text:p>8,81E-03</text:p>
          </table:table-cell>
        </table:table-row>
        <table:table-row table:style-name="ro1">
          <table:table-cell office:value-type="float" office:value="154400" calcext:value-type="float">
            <text:p>154400</text:p>
          </table:table-cell>
          <table:table-cell office:value-type="float" office:value="0.015635" calcext:value-type="float">
            <text:p>0,015635</text:p>
          </table:table-cell>
          <table:table-cell office:value-type="float" office:value="0.011683" calcext:value-type="float">
            <text:p>0,011683</text:p>
          </table:table-cell>
          <table:table-cell office:value-type="float" office:value="0.009796" calcext:value-type="float">
            <text:p>0,009796</text:p>
          </table:table-cell>
          <table:table-cell office:value-type="float" office:value="0.008908" calcext:value-type="float">
            <text:p>0,008908</text:p>
          </table:table-cell>
          <table:table-cell office:value-type="float" office:value="0.008403" calcext:value-type="float">
            <text:p>0,008403</text:p>
          </table:table-cell>
          <table:table-cell office:value-type="float" office:value="0.009325" calcext:value-type="float">
            <text:p>0,009325</text:p>
          </table:table-cell>
          <table:table-cell office:value-type="float" office:value="0.009393" calcext:value-type="float">
            <text:p>0,009393</text:p>
          </table:table-cell>
          <table:table-cell office:value-type="float" office:value="0.009445" calcext:value-type="float">
            <text:p>0,009445</text:p>
          </table:table-cell>
          <table:table-cell office:value-type="float" office:value="0.008799" calcext:value-type="float">
            <text:p>0,008799</text:p>
          </table:table-cell>
          <table:table-cell office:value-type="float" office:value="0.008937" calcext:value-type="float">
            <text:p>0,008937</text:p>
          </table:table-cell>
          <table:table-cell table:formula="of:=AVERAGE([.B77:.K77])" office:value-type="float" office:value="0.0100324" calcext:value-type="float">
            <text:p>1,00E-02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17248" calcext:value-type="float">
            <text:p>0,017248</text:p>
          </table:table-cell>
          <table:table-cell office:value-type="float" office:value="0.013869" calcext:value-type="float">
            <text:p>0,013869</text:p>
          </table:table-cell>
          <table:table-cell office:value-type="float" office:value="0.011684" calcext:value-type="float">
            <text:p>0,011684</text:p>
          </table:table-cell>
          <table:table-cell office:value-type="float" office:value="0.011443" calcext:value-type="float">
            <text:p>0,011443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10793" calcext:value-type="float">
            <text:p>0,010793</text:p>
          </table:table-cell>
          <table:table-cell office:value-type="float" office:value="0.010382" calcext:value-type="float">
            <text:p>0,010382</text:p>
          </table:table-cell>
          <table:table-cell office:value-type="float" office:value="0.01009" calcext:value-type="float">
            <text:p>0,01009</text:p>
          </table:table-cell>
          <table:table-cell office:value-type="float" office:value="0.009856" calcext:value-type="float">
            <text:p>0,009856</text:p>
          </table:table-cell>
          <table:table-cell office:value-type="float" office:value="0.00945" calcext:value-type="float">
            <text:p>0,00945</text:p>
          </table:table-cell>
          <table:table-cell table:formula="of:=AVERAGE([.B78:.K78])" office:value-type="float" office:value="0.0115915" calcext:value-type="float">
            <text:p>1,16E-02</text:p>
          </table:table-cell>
        </table:table-row>
        <table:table-row table:style-name="ro1">
          <table:table-cell office:value-type="float" office:value="169600" calcext:value-type="float">
            <text:p>169600</text:p>
          </table:table-cell>
          <table:table-cell office:value-type="float" office:value="0.026883" calcext:value-type="float">
            <text:p>0,026883</text:p>
          </table:table-cell>
          <table:table-cell office:value-type="float" office:value="0.016323" calcext:value-type="float">
            <text:p>0,016323</text:p>
          </table:table-cell>
          <table:table-cell office:value-type="float" office:value="0.012525" calcext:value-type="float">
            <text:p>0,012525</text:p>
          </table:table-cell>
          <table:table-cell office:value-type="float" office:value="0.011486" calcext:value-type="float">
            <text:p>0,011486</text:p>
          </table:table-cell>
          <table:table-cell office:value-type="float" office:value="0.010595" calcext:value-type="float">
            <text:p>0,010595</text:p>
          </table:table-cell>
          <table:table-cell office:value-type="float" office:value="0.010608" calcext:value-type="float">
            <text:p>0,010608</text:p>
          </table:table-cell>
          <table:table-cell office:value-type="float" office:value="0.010127" calcext:value-type="float">
            <text:p>0,010127</text:p>
          </table:table-cell>
          <table:table-cell office:value-type="float" office:value="0.010254" calcext:value-type="float">
            <text:p>0,010254</text:p>
          </table:table-cell>
          <table:table-cell office:value-type="float" office:value="0.009889" calcext:value-type="float">
            <text:p>0,009889</text:p>
          </table:table-cell>
          <table:table-cell office:value-type="float" office:value="0.009694" calcext:value-type="float">
            <text:p>0,009694</text:p>
          </table:table-cell>
          <table:table-cell table:formula="of:=AVERAGE([.B79:.K79])" office:value-type="float" office:value="0.0128384" calcext:value-type="float">
            <text:p>1,28E-02</text:p>
          </table:table-cell>
        </table:table-row>
        <table:table-row table:style-name="ro1">
          <table:table-cell office:value-type="float" office:value="177200" calcext:value-type="float">
            <text:p>177200</text:p>
          </table:table-cell>
          <table:table-cell office:value-type="float" office:value="0.025377" calcext:value-type="float">
            <text:p>0,025377</text:p>
          </table:table-cell>
          <table:table-cell office:value-type="float" office:value="0.013606" calcext:value-type="float">
            <text:p>0,013606</text:p>
          </table:table-cell>
          <table:table-cell office:value-type="float" office:value="0.010709" calcext:value-type="float">
            <text:p>0,010709</text:p>
          </table:table-cell>
          <table:table-cell office:value-type="float" office:value="0.010039" calcext:value-type="float">
            <text:p>0,010039</text:p>
          </table:table-cell>
          <table:table-cell office:value-type="float" office:value="0.009513" calcext:value-type="float">
            <text:p>0,009513</text:p>
          </table:table-cell>
          <table:table-cell office:value-type="float" office:value="0.009551" calcext:value-type="float">
            <text:p>0,00955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0.009239" calcext:value-type="float">
            <text:p>0,009239</text:p>
          </table:table-cell>
          <table:table-cell office:value-type="float" office:value="0.010772" calcext:value-type="float">
            <text:p>0,010772</text:p>
          </table:table-cell>
          <table:table-cell office:value-type="float" office:value="0.010389" calcext:value-type="float">
            <text:p>0,010389</text:p>
          </table:table-cell>
          <table:table-cell table:formula="of:=AVERAGE([.B80:.K80])" office:value-type="float" office:value="0.0118565" calcext:value-type="float">
            <text:p>1,19E-02</text:p>
          </table:table-cell>
        </table:table-row>
        <table:table-row table:style-name="ro1">
          <table:table-cell office:value-type="float" office:value="184800" calcext:value-type="float">
            <text:p>184800</text:p>
          </table:table-cell>
          <table:table-cell office:value-type="float" office:value="0.020081" calcext:value-type="float">
            <text:p>0,020081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2697" calcext:value-type="float">
            <text:p>0,012697</text:p>
          </table:table-cell>
          <table:table-cell office:value-type="float" office:value="0.011875" calcext:value-type="float">
            <text:p>0,011875</text:p>
          </table:table-cell>
          <table:table-cell office:value-type="float" office:value="0.011756" calcext:value-type="float">
            <text:p>0,011756</text:p>
          </table:table-cell>
          <table:table-cell office:value-type="float" office:value="0.01167" calcext:value-type="float">
            <text:p>0,01167</text:p>
          </table:table-cell>
          <table:table-cell office:value-type="float" office:value="0.011413" calcext:value-type="float">
            <text:p>0,011413</text:p>
          </table:table-cell>
          <table:table-cell office:value-type="float" office:value="0.011378" calcext:value-type="float">
            <text:p>0,011378</text:p>
          </table:table-cell>
          <table:table-cell office:value-type="float" office:value="0.011039" calcext:value-type="float">
            <text:p>0,011039</text:p>
          </table:table-cell>
          <table:table-cell office:value-type="float" office:value="0.010828" calcext:value-type="float">
            <text:p>0,010828</text:p>
          </table:table-cell>
          <table:table-cell table:formula="of:=AVERAGE([.B81:.K81])" office:value-type="float" office:value="0.0128237" calcext:value-type="float">
            <text:p>1,28E-02</text:p>
          </table:table-cell>
        </table:table-row>
        <table:table-row table:style-name="ro1">
          <table:table-cell office:value-type="float" office:value="192400" calcext:value-type="float">
            <text:p>192400</text:p>
          </table:table-cell>
          <table:table-cell office:value-type="float" office:value="0.021739" calcext:value-type="float">
            <text:p>0,021739</text:p>
          </table:table-cell>
          <table:table-cell office:value-type="float" office:value="0.015511" calcext:value-type="float">
            <text:p>0,015511</text:p>
          </table:table-cell>
          <table:table-cell office:value-type="float" office:value="0.011982" calcext:value-type="float">
            <text:p>0,011982</text:p>
          </table:table-cell>
          <table:table-cell office:value-type="float" office:value="0.011237" calcext:value-type="float">
            <text:p>0,011237</text:p>
          </table:table-cell>
          <table:table-cell office:value-type="float" office:value="0.010473" calcext:value-type="float">
            <text:p>0,010473</text:p>
          </table:table-cell>
          <table:table-cell office:value-type="float" office:value="0.010458" calcext:value-type="float">
            <text:p>0,010458</text:p>
          </table:table-cell>
          <table:table-cell office:value-type="float" office:value="0.01067" calcext:value-type="float">
            <text:p>0,01067</text:p>
          </table:table-cell>
          <table:table-cell office:value-type="float" office:value="0.010416" calcext:value-type="float">
            <text:p>0,010416</text:p>
          </table:table-cell>
          <table:table-cell office:value-type="float" office:value="0.011378" calcext:value-type="float">
            <text:p>0,011378</text:p>
          </table:table-cell>
          <table:table-cell office:value-type="float" office:value="0.010177" calcext:value-type="float">
            <text:p>0,010177</text:p>
          </table:table-cell>
          <table:table-cell table:formula="of:=AVERAGE([.B82:.K82])" office:value-type="float" office:value="0.0124041" calcext:value-type="float">
            <text:p>1,24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7:45:15.7762071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1:13:57.038359869</meta:creation-date>
    <dc:date>2020-03-14T17:49:34.184143234</dc:date>
    <meta:editing-duration>PT18M43S</meta:editing-duration>
    <meta:editing-cycles>3</meta:editing-cycles>
    <meta:generator>LibreOffice/6.2.8.2$Linux_X86_64 LibreOffice_project/20$Build-2</meta:generator>
    <meta:document-statistic meta:table-count="1" meta:cell-count="936" meta:object-count="0"/>
  </office:meta>
</office:document-meta>
</file>